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4.997cm"/>
    </style:style>
    <style:style style:name="co4" style:family="table-column">
      <style:table-column-properties fo:break-before="auto" style:column-width="3.683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2.755cm"/>
    </style:style>
    <style:style style:name="co7" style:family="table-column">
      <style:table-column-properties fo:break-before="auto" style:column-width="4.773cm"/>
    </style:style>
    <style:style style:name="co8" style:family="table-column">
      <style:table-column-properties fo:break-before="auto" style:column-width="3.556cm"/>
    </style:style>
    <style:style style:name="co9" style:family="table-column">
      <style:table-column-properties fo:break-before="auto" style:column-width="3.588cm"/>
    </style:style>
    <style:style style:name="co10" style:family="table-column">
      <style:table-column-properties fo:break-before="auto" style:column-width="1.688cm"/>
    </style:style>
    <style:style style:name="co11" style:family="table-column">
      <style:table-column-properties fo:break-before="auto" style:column-width="3.203cm"/>
    </style:style>
    <style:style style:name="co12" style:family="table-column">
      <style:table-column-properties fo:break-before="auto" style:column-width="3.043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4.741cm"/>
    </style:style>
    <style:style style:name="co15" style:family="table-column">
      <style:table-column-properties fo:break-before="auto" style:column-width="3.364cm"/>
    </style:style>
    <style:style style:name="co16" style:family="table-column">
      <style:table-column-properties fo:break-before="auto" style:column-width="3.074cm"/>
    </style:style>
    <style:style style:name="co17" style:family="table-column">
      <style:table-column-properties fo:break-before="auto" style:column-width="2.323cm"/>
    </style:style>
    <style:style style:name="co18" style:family="table-column">
      <style:table-column-properties fo:break-before="auto" style:column-width="4.389cm"/>
    </style:style>
    <style:style style:name="co19" style:family="table-column">
      <style:table-column-properties fo:break-before="auto" style:column-width="2.882cm"/>
    </style:style>
    <style:style style:name="co20" style:family="table-column">
      <style:table-column-properties fo:break-before="auto" style:column-width="3.717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.916cm" svg:y="17.84cm">
            <draw:object draw:notify-on-update-of-ranges="Sheet1.A1:Sheet1.A1 Sheet1.A2:Sheet1.A37 Sheet1.C1:Sheet1.C1 Sheet1.C2:Sheet1.C37 Sheet1.G1:Sheet1.G1 Sheet1.G2:Sheet1.G37 Sheet1.K1:Sheet1.K1 Sheet1.K2:Sheet1.K37 Sheet1.O1:Sheet1.O1 Sheet1.O2:Sheet1.O37 Sheet1.S1:Sheet1.S1 Sheet1.S2:Sheet1.S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587cm" svg:y="17.646cm">
            <draw:object draw:notify-on-update-of-ranges="Sheet1.A1:Sheet1.A1 Sheet1.A2:Sheet1.A37 Sheet1.D1:Sheet1.D1 Sheet1.D2:Sheet1.D37 Sheet1.H1:Sheet1.H1 Sheet1.H2:Sheet1.H37 Sheet1.L1:Sheet1.L1 Sheet1.L2:Sheet1.L37 Sheet1.P1:Sheet1.P1 Sheet1.P2:Sheet1.P37 Sheet1.T1:Sheet1.T1 Sheet1.T2:Sheet1.T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35.489cm" svg:y="18.033cm">
            <draw:object draw:notify-on-update-of-ranges="Sheet1.A1:Sheet1.A1 Sheet1.A2:Sheet1.A37 Sheet1.E1:Sheet1.E1 Sheet1.E2:Sheet1.E37 Sheet1.I1:Sheet1.I1 Sheet1.I2:Sheet1.I37 Sheet1.M1:Sheet1.M1 Sheet1.M2:Sheet1.M37 Sheet1.Q1:Sheet1.Q1 Sheet1.Q2:Sheet1.Q37 Sheet1.U1:Sheet1.U1 Sheet1.U2:Sheet1.U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PowerIN (actual)</text:p>
          </table:table-cell>
          <table:table-cell/>
          <table:table-cell office:value-type="string" calcext:value-type="string">
            <text:p>PowerOUT_800MHZ (actual)</text:p>
          </table:table-cell>
          <table:table-cell office:value-type="string" calcext:value-type="string">
            <text:p><text:span text:style-name="T1">GAIN_800MHZ</text:span> (dB)</text:p>
          </table:table-cell>
          <table:table-cell office:value-type="string" calcext:value-type="string">
            <text:p><text:span text:style-name="T1">PAE_800MHZ</text:span> (%)</text:p>
          </table:table-cell>
          <table:table-cell/>
          <table:table-cell office:value-type="string" calcext:value-type="string">
            <text:p><text:span text:style-name="T1">PowerOUT_900MHZ</text:span> (actual)</text:p>
          </table:table-cell>
          <table:table-cell office:value-type="string" calcext:value-type="string">
            <text:p><text:span text:style-name="T1">GAIN_900MHZ</text:span> (dB)</text:p>
          </table:table-cell>
          <table:table-cell office:value-type="string" calcext:value-type="string">
            <text:p><text:span text:style-name="T1">PAE_900MHZ</text:span> (%)</text:p>
          </table:table-cell>
          <table:table-cell/>
          <table:table-cell office:value-type="string" calcext:value-type="string">
            <text:p><text:span text:style-name="T1">PowerOUT_1GHZ</text:span> (actual)</text:p>
          </table:table-cell>
          <table:table-cell office:value-type="string" calcext:value-type="string">
            <text:p><text:span text:style-name="T1">GAIN_1GHZ</text:span> (dB)</text:p>
          </table:table-cell>
          <table:table-cell office:value-type="string" calcext:value-type="string">
            <text:p><text:span text:style-name="T1">PAE_1GHZ</text:span> (%)</text:p>
          </table:table-cell>
          <table:table-cell/>
          <table:table-cell office:value-type="string" calcext:value-type="string">
            <text:p><text:span text:style-name="T1">PowerOUT_1.5GHZ</text:span> (actual)</text:p>
          </table:table-cell>
          <table:table-cell office:value-type="string" calcext:value-type="string">
            <text:p><text:span text:style-name="T1">GAIN_1.5GHZ</text:span> (dB)</text:p>
          </table:table-cell>
          <table:table-cell office:value-type="string" calcext:value-type="string">
            <text:p><text:span text:style-name="T1">PAE_1.5GHZ</text:span> (%)</text:p>
          </table:table-cell>
          <table:table-cell/>
          <table:table-cell office:value-type="string" calcext:value-type="string">
            <text:p>PowerOUT_2GHZ (actual)</text:p>
          </table:table-cell>
          <table:table-cell office:value-type="string" calcext:value-type="string">
            <text:p><text:span text:style-name="T1">GAIN_2GHZ</text:span> (dB)</text:p>
          </table:table-cell>
          <table:table-cell office:value-type="string" calcext:value-type="string">
            <text:p><text:span text:style-name="T1">PAE_2GHZ</text:span> (%)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/>
          <table:table-cell office:value-type="float" office:value="5.58695" calcext:value-type="float">
            <text:p>5.58695</text:p>
          </table:table-cell>
          <table:table-cell office:value-type="float" office:value="21.58695" calcext:value-type="float">
            <text:p>21.58695</text:p>
          </table:table-cell>
          <table:table-cell office:value-type="float" office:value="0.52098087" calcext:value-type="float">
            <text:p>0.52098087</text:p>
          </table:table-cell>
          <table:table-cell/>
          <table:table-cell office:value-type="float" office:value="2.9301" calcext:value-type="float">
            <text:p>2.9301</text:p>
          </table:table-cell>
          <table:table-cell office:value-type="float" office:value="18.9301" calcext:value-type="float">
            <text:p>18.9301</text:p>
          </table:table-cell>
          <table:table-cell office:value-type="float" office:value="0.30050955" calcext:value-type="float">
            <text:p>0.30050955</text:p>
          </table:table-cell>
          <table:table-cell/>
          <table:table-cell office:value-type="float" office:value="1.07449" calcext:value-type="float">
            <text:p>1.07449</text:p>
          </table:table-cell>
          <table:table-cell office:value-type="float" office:value="17.07449" calcext:value-type="float">
            <text:p>17.07449</text:p>
          </table:table-cell>
          <table:table-cell office:value-type="float" office:value="0.19466447" calcext:value-type="float">
            <text:p>0.19466447</text:p>
          </table:table-cell>
          <table:table-cell/>
          <table:table-cell office:value-type="float" office:value="2.04208" calcext:value-type="float">
            <text:p>2.04208</text:p>
          </table:table-cell>
          <table:table-cell office:value-type="float" office:value="18.04208" calcext:value-type="float">
            <text:p>18.04208</text:p>
          </table:table-cell>
          <table:table-cell office:value-type="float" office:value="0.2442179" calcext:value-type="float">
            <text:p>0.2442179</text:p>
          </table:table-cell>
          <table:table-cell/>
          <table:table-cell office:value-type="float" office:value="3.32628" calcext:value-type="float">
            <text:p>3.32628</text:p>
          </table:table-cell>
          <table:table-cell office:value-type="float" office:value="19.32628" calcext:value-type="float">
            <text:p>19.32628</text:p>
          </table:table-cell>
          <table:table-cell office:value-type="float" office:value="0.32958444" calcext:value-type="float">
            <text:p>0.32958444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/>
          <table:table-cell office:value-type="float" office:value="6.59516" calcext:value-type="float">
            <text:p>6.59516</text:p>
          </table:table-cell>
          <table:table-cell office:value-type="float" office:value="21.59516" calcext:value-type="float">
            <text:p>21.59516</text:p>
          </table:table-cell>
          <table:table-cell office:value-type="float" office:value="0.67172858" calcext:value-type="float">
            <text:p>0.67172858</text:p>
          </table:table-cell>
          <table:table-cell/>
          <table:table-cell office:value-type="float" office:value="3.92506" calcext:value-type="float">
            <text:p>3.92506</text:p>
          </table:table-cell>
          <table:table-cell office:value-type="float" office:value="18.92506" calcext:value-type="float">
            <text:p>18.92506</text:p>
          </table:table-cell>
          <table:table-cell office:value-type="float" office:value="0.37787464" calcext:value-type="float">
            <text:p>0.37787464</text:p>
          </table:table-cell>
          <table:table-cell/>
          <table:table-cell office:value-type="float" office:value="2.05111" calcext:value-type="float">
            <text:p>2.05111</text:p>
          </table:table-cell>
          <table:table-cell office:value-type="float" office:value="17.05111" calcext:value-type="float">
            <text:p>17.05111</text:p>
          </table:table-cell>
          <table:table-cell office:value-type="float" office:value="0.24372596" calcext:value-type="float">
            <text:p>0.24372596</text:p>
          </table:table-cell>
          <table:table-cell/>
          <table:table-cell office:value-type="float" office:value="3.04108" calcext:value-type="float">
            <text:p>3.04108</text:p>
          </table:table-cell>
          <table:table-cell office:value-type="float" office:value="18.04108" calcext:value-type="float">
            <text:p>18.04108</text:p>
          </table:table-cell>
          <table:table-cell office:value-type="float" office:value="0.3073802" calcext:value-type="float">
            <text:p>0.3073802</text:p>
          </table:table-cell>
          <table:table-cell/>
          <table:table-cell office:value-type="float" office:value="4.34811" calcext:value-type="float">
            <text:p>4.34811</text:p>
          </table:table-cell>
          <table:table-cell office:value-type="float" office:value="19.34811" calcext:value-type="float">
            <text:p>19.34811</text:p>
          </table:table-cell>
          <table:table-cell office:value-type="float" office:value="0.41703781" calcext:value-type="float">
            <text:p>0.41703781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/>
          <table:table-cell office:value-type="float" office:value="7.60841" calcext:value-type="float">
            <text:p>7.60841</text:p>
          </table:table-cell>
          <table:table-cell office:value-type="float" office:value="21.60841" calcext:value-type="float">
            <text:p>21.60841</text:p>
          </table:table-cell>
          <table:table-cell office:value-type="float" office:value="0.84825818" calcext:value-type="float">
            <text:p>0.84825818</text:p>
          </table:table-cell>
          <table:table-cell/>
          <table:table-cell office:value-type="float" office:value="4.90977" calcext:value-type="float">
            <text:p>4.90977</text:p>
          </table:table-cell>
          <table:table-cell office:value-type="float" office:value="18.90977" calcext:value-type="float">
            <text:p>18.90977</text:p>
          </table:table-cell>
          <table:table-cell office:value-type="float" office:value="0.47402241" calcext:value-type="float">
            <text:p>0.47402241</text:p>
          </table:table-cell>
          <table:table-cell/>
          <table:table-cell office:value-type="float" office:value="3.05732" calcext:value-type="float">
            <text:p>3.05732</text:p>
          </table:table-cell>
          <table:table-cell office:value-type="float" office:value="17.05732" calcext:value-type="float">
            <text:p>17.05732</text:p>
          </table:table-cell>
          <table:table-cell office:value-type="float" office:value="0.3145969" calcext:value-type="float">
            <text:p>0.3145969</text:p>
          </table:table-cell>
          <table:table-cell/>
          <table:table-cell office:value-type="float" office:value="4.04354" calcext:value-type="float">
            <text:p>4.04354</text:p>
          </table:table-cell>
          <table:table-cell office:value-type="float" office:value="18.04354" calcext:value-type="float">
            <text:p>18.04354</text:p>
          </table:table-cell>
          <table:table-cell office:value-type="float" office:value="0.3871915" calcext:value-type="float">
            <text:p>0.3871915</text:p>
          </table:table-cell>
          <table:table-cell/>
          <table:table-cell office:value-type="float" office:value="5.34781" calcext:value-type="float">
            <text:p>5.34781</text:p>
          </table:table-cell>
          <table:table-cell office:value-type="float" office:value="19.34781" calcext:value-type="float">
            <text:p>19.34781</text:p>
          </table:table-cell>
          <table:table-cell office:value-type="float" office:value="0.52498281" calcext:value-type="float">
            <text:p>0.52498281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/>
          <table:table-cell office:value-type="float" office:value="8.6179" calcext:value-type="float">
            <text:p>8.6179</text:p>
          </table:table-cell>
          <table:table-cell office:value-type="float" office:value="21.6179" calcext:value-type="float">
            <text:p>21.6179</text:p>
          </table:table-cell>
          <table:table-cell office:value-type="float" office:value="1.07024608" calcext:value-type="float">
            <text:p>1.07024608</text:p>
          </table:table-cell>
          <table:table-cell/>
          <table:table-cell office:value-type="float" office:value="5.91492" calcext:value-type="float">
            <text:p>5.91492</text:p>
          </table:table-cell>
          <table:table-cell office:value-type="float" office:value="18.91492" calcext:value-type="float">
            <text:p>18.91492</text:p>
          </table:table-cell>
          <table:table-cell office:value-type="float" office:value="0.61170178" calcext:value-type="float">
            <text:p>0.61170178</text:p>
          </table:table-cell>
          <table:table-cell/>
          <table:table-cell office:value-type="float" office:value="4.05023" calcext:value-type="float">
            <text:p>4.05023</text:p>
          </table:table-cell>
          <table:table-cell office:value-type="float" office:value="17.05023" calcext:value-type="float">
            <text:p>17.05023</text:p>
          </table:table-cell>
          <table:table-cell office:value-type="float" office:value="0.39539501" calcext:value-type="float">
            <text:p>0.39539501</text:p>
          </table:table-cell>
          <table:table-cell/>
          <table:table-cell office:value-type="float" office:value="5.03933" calcext:value-type="float">
            <text:p>5.03933</text:p>
          </table:table-cell>
          <table:table-cell office:value-type="float" office:value="18.03933" calcext:value-type="float">
            <text:p>18.03933</text:p>
          </table:table-cell>
          <table:table-cell office:value-type="float" office:value="0.4869654" calcext:value-type="float">
            <text:p>0.4869654</text:p>
          </table:table-cell>
          <table:table-cell/>
          <table:table-cell office:value-type="float" office:value="6.35004" calcext:value-type="float">
            <text:p>6.35004</text:p>
          </table:table-cell>
          <table:table-cell office:value-type="float" office:value="19.35004" calcext:value-type="float">
            <text:p>19.35004</text:p>
          </table:table-cell>
          <table:table-cell office:value-type="float" office:value="0.66125764" calcext:value-type="float">
            <text:p>0.66125764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/>
          <table:table-cell office:value-type="float" office:value="9.61802" calcext:value-type="float">
            <text:p>9.61802</text:p>
          </table:table-cell>
          <table:table-cell office:value-type="float" office:value="21.61802" calcext:value-type="float">
            <text:p>21.61802</text:p>
          </table:table-cell>
          <table:table-cell office:value-type="float" office:value="1.36253677" calcext:value-type="float">
            <text:p>1.36253677</text:p>
          </table:table-cell>
          <table:table-cell/>
          <table:table-cell office:value-type="float" office:value="6.91283" calcext:value-type="float">
            <text:p>6.91283</text:p>
          </table:table-cell>
          <table:table-cell office:value-type="float" office:value="18.91283" calcext:value-type="float">
            <text:p>18.91283</text:p>
          </table:table-cell>
          <table:table-cell office:value-type="float" office:value="0.76971158" calcext:value-type="float">
            <text:p>0.76971158</text:p>
          </table:table-cell>
          <table:table-cell/>
          <table:table-cell office:value-type="float" office:value="5.04582" calcext:value-type="float">
            <text:p>5.04582</text:p>
          </table:table-cell>
          <table:table-cell office:value-type="float" office:value="17.04582" calcext:value-type="float">
            <text:p>17.04582</text:p>
          </table:table-cell>
          <table:table-cell office:value-type="float" office:value="0.49725746" calcext:value-type="float">
            <text:p>0.49725746</text:p>
          </table:table-cell>
          <table:table-cell/>
          <table:table-cell office:value-type="float" office:value="6.04972" calcext:value-type="float">
            <text:p>6.04972</text:p>
          </table:table-cell>
          <table:table-cell office:value-type="float" office:value="18.04972" calcext:value-type="float">
            <text:p>18.04972</text:p>
          </table:table-cell>
          <table:table-cell office:value-type="float" office:value="0.6217749" calcext:value-type="float">
            <text:p>0.6217749</text:p>
          </table:table-cell>
          <table:table-cell/>
          <table:table-cell office:value-type="float" office:value="7.34546" calcext:value-type="float">
            <text:p>7.34546</text:p>
          </table:table-cell>
          <table:table-cell office:value-type="float" office:value="19.34546" calcext:value-type="float">
            <text:p>19.34546</text:p>
          </table:table-cell>
          <table:table-cell office:value-type="float" office:value="0.85138596" calcext:value-type="float">
            <text:p>0.85138596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/>
          <table:table-cell office:value-type="float" office:value="10.63318" calcext:value-type="float">
            <text:p>10.63318</text:p>
          </table:table-cell>
          <table:table-cell office:value-type="float" office:value="21.63318" calcext:value-type="float">
            <text:p>21.63318</text:p>
          </table:table-cell>
          <table:table-cell office:value-type="float" office:value="1.74093303" calcext:value-type="float">
            <text:p>1.74093303</text:p>
          </table:table-cell>
          <table:table-cell/>
          <table:table-cell office:value-type="float" office:value="7.90792" calcext:value-type="float">
            <text:p>7.90792</text:p>
          </table:table-cell>
          <table:table-cell office:value-type="float" office:value="18.90792" calcext:value-type="float">
            <text:p>18.90792</text:p>
          </table:table-cell>
          <table:table-cell office:value-type="float" office:value="0.96790031" calcext:value-type="float">
            <text:p>0.96790031</text:p>
          </table:table-cell>
          <table:table-cell/>
          <table:table-cell office:value-type="float" office:value="6.0642" calcext:value-type="float">
            <text:p>6.0642</text:p>
          </table:table-cell>
          <table:table-cell office:value-type="float" office:value="17.0642" calcext:value-type="float">
            <text:p>17.0642</text:p>
          </table:table-cell>
          <table:table-cell office:value-type="float" office:value="0.62871851" calcext:value-type="float">
            <text:p>0.62871851</text:p>
          </table:table-cell>
          <table:table-cell/>
          <table:table-cell office:value-type="float" office:value="7.05167" calcext:value-type="float">
            <text:p>7.05167</text:p>
          </table:table-cell>
          <table:table-cell office:value-type="float" office:value="18.05167" calcext:value-type="float">
            <text:p>18.05167</text:p>
          </table:table-cell>
          <table:table-cell office:value-type="float" office:value="0.79244828" calcext:value-type="float">
            <text:p>0.79244828</text:p>
          </table:table-cell>
          <table:table-cell/>
          <table:table-cell office:value-type="float" office:value="8.3523" calcext:value-type="float">
            <text:p>8.3523</text:p>
          </table:table-cell>
          <table:table-cell office:value-type="float" office:value="19.3523" calcext:value-type="float">
            <text:p>19.3523</text:p>
          </table:table-cell>
          <table:table-cell office:value-type="float" office:value="1.07354073" calcext:value-type="float">
            <text:p>1.07354073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/>
          <table:table-cell office:value-type="float" office:value="11.63018" calcext:value-type="float">
            <text:p>11.63018</text:p>
          </table:table-cell>
          <table:table-cell office:value-type="float" office:value="21.63018" calcext:value-type="float">
            <text:p>21.63018</text:p>
          </table:table-cell>
          <table:table-cell office:value-type="float" office:value="2.19018092" calcext:value-type="float">
            <text:p>2.19018092</text:p>
          </table:table-cell>
          <table:table-cell/>
          <table:table-cell office:value-type="float" office:value="8.89221" calcext:value-type="float">
            <text:p>8.89221</text:p>
          </table:table-cell>
          <table:table-cell office:value-type="float" office:value="18.89221" calcext:value-type="float">
            <text:p>18.89221</text:p>
          </table:table-cell>
          <table:table-cell office:value-type="float" office:value="1.21405714" calcext:value-type="float">
            <text:p>1.21405714</text:p>
          </table:table-cell>
          <table:table-cell/>
          <table:table-cell office:value-type="float" office:value="7.05589" calcext:value-type="float">
            <text:p>7.05589</text:p>
          </table:table-cell>
          <table:table-cell office:value-type="float" office:value="17.05589" calcext:value-type="float">
            <text:p>17.05589</text:p>
          </table:table-cell>
          <table:table-cell office:value-type="float" office:value="0.79948396" calcext:value-type="float">
            <text:p>0.79948396</text:p>
          </table:table-cell>
          <table:table-cell/>
          <table:table-cell office:value-type="float" office:value="8.04916" calcext:value-type="float">
            <text:p>8.04916</text:p>
          </table:table-cell>
          <table:table-cell office:value-type="float" office:value="18.04916" calcext:value-type="float">
            <text:p>18.04916</text:p>
          </table:table-cell>
          <table:table-cell office:value-type="float" office:value="0.99704769" calcext:value-type="float">
            <text:p>0.99704769</text:p>
          </table:table-cell>
          <table:table-cell/>
          <table:table-cell office:value-type="float" office:value="9.34273" calcext:value-type="float">
            <text:p>9.34273</text:p>
          </table:table-cell>
          <table:table-cell office:value-type="float" office:value="19.34273" calcext:value-type="float">
            <text:p>19.34273</text:p>
          </table:table-cell>
          <table:table-cell office:value-type="float" office:value="1.34849789" calcext:value-type="float">
            <text:p>1.3484978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/>
          <table:table-cell office:value-type="float" office:value="12.63108" calcext:value-type="float">
            <text:p>12.63108</text:p>
          </table:table-cell>
          <table:table-cell office:value-type="float" office:value="21.63108" calcext:value-type="float">
            <text:p>21.63108</text:p>
          </table:table-cell>
          <table:table-cell office:value-type="float" office:value="2.82198587" calcext:value-type="float">
            <text:p>2.82198587</text:p>
          </table:table-cell>
          <table:table-cell/>
          <table:table-cell office:value-type="float" office:value="9.89163" calcext:value-type="float">
            <text:p>9.89163</text:p>
          </table:table-cell>
          <table:table-cell office:value-type="float" office:value="18.89163" calcext:value-type="float">
            <text:p>18.89163</text:p>
          </table:table-cell>
          <table:table-cell office:value-type="float" office:value="1.52820061" calcext:value-type="float">
            <text:p>1.52820061</text:p>
          </table:table-cell>
          <table:table-cell/>
          <table:table-cell office:value-type="float" office:value="8.06302" calcext:value-type="float">
            <text:p>8.06302</text:p>
          </table:table-cell>
          <table:table-cell office:value-type="float" office:value="17.06302" calcext:value-type="float">
            <text:p>17.06302</text:p>
          </table:table-cell>
          <table:table-cell office:value-type="float" office:value="1.02047251" calcext:value-type="float">
            <text:p>1.02047251</text:p>
          </table:table-cell>
          <table:table-cell/>
          <table:table-cell office:value-type="float" office:value="9.04182" calcext:value-type="float">
            <text:p>9.04182</text:p>
          </table:table-cell>
          <table:table-cell office:value-type="float" office:value="18.04182" calcext:value-type="float">
            <text:p>18.04182</text:p>
          </table:table-cell>
          <table:table-cell office:value-type="float" office:value="1.2530553" calcext:value-type="float">
            <text:p>1.2530553</text:p>
          </table:table-cell>
          <table:table-cell/>
          <table:table-cell office:value-type="float" office:value="10.34205" calcext:value-type="float">
            <text:p>10.34205</text:p>
          </table:table-cell>
          <table:table-cell office:value-type="float" office:value="19.34205" calcext:value-type="float">
            <text:p>19.34205</text:p>
          </table:table-cell>
          <table:table-cell office:value-type="float" office:value="1.69738934" calcext:value-type="float">
            <text:p>1.69738934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/>
          <table:table-cell office:value-type="float" office:value="13.63404" calcext:value-type="float">
            <text:p>13.63404</text:p>
          </table:table-cell>
          <table:table-cell office:value-type="float" office:value="21.63404" calcext:value-type="float">
            <text:p>21.63404</text:p>
          </table:table-cell>
          <table:table-cell office:value-type="float" office:value="3.55510867" calcext:value-type="float">
            <text:p>3.55510867</text:p>
          </table:table-cell>
          <table:table-cell/>
          <table:table-cell office:value-type="float" office:value="10.87233" calcext:value-type="float">
            <text:p>10.87233</text:p>
          </table:table-cell>
          <table:table-cell office:value-type="float" office:value="18.87233" calcext:value-type="float">
            <text:p>18.87233</text:p>
          </table:table-cell>
          <table:table-cell office:value-type="float" office:value="1.96196163" calcext:value-type="float">
            <text:p>1.96196163</text:p>
          </table:table-cell>
          <table:table-cell/>
          <table:table-cell office:value-type="float" office:value="9.06532" calcext:value-type="float">
            <text:p>9.06532</text:p>
          </table:table-cell>
          <table:table-cell office:value-type="float" office:value="17.06532" calcext:value-type="float">
            <text:p>17.06532</text:p>
          </table:table-cell>
          <table:table-cell office:value-type="float" office:value="1.28539298" calcext:value-type="float">
            <text:p>1.28539298</text:p>
          </table:table-cell>
          <table:table-cell/>
          <table:table-cell office:value-type="float" office:value="10.03988" calcext:value-type="float">
            <text:p>10.03988</text:p>
          </table:table-cell>
          <table:table-cell office:value-type="float" office:value="18.03988" calcext:value-type="float">
            <text:p>18.03988</text:p>
          </table:table-cell>
          <table:table-cell office:value-type="float" office:value="1.61524564" calcext:value-type="float">
            <text:p>1.61524564</text:p>
          </table:table-cell>
          <table:table-cell/>
          <table:table-cell office:value-type="float" office:value="11.3379" calcext:value-type="float">
            <text:p>11.3379</text:p>
          </table:table-cell>
          <table:table-cell office:value-type="float" office:value="19.3379" calcext:value-type="float">
            <text:p>19.3379</text:p>
          </table:table-cell>
          <table:table-cell office:value-type="float" office:value="2.18689039" calcext:value-type="float">
            <text:p>2.18689039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/>
          <table:table-cell office:value-type="float" office:value="14.63208" calcext:value-type="float">
            <text:p>14.63208</text:p>
          </table:table-cell>
          <table:table-cell office:value-type="float" office:value="21.63208" calcext:value-type="float">
            <text:p>21.63208</text:p>
          </table:table-cell>
          <table:table-cell office:value-type="float" office:value="4.58009716" calcext:value-type="float">
            <text:p>4.58009716</text:p>
          </table:table-cell>
          <table:table-cell/>
          <table:table-cell office:value-type="float" office:value="11.85378" calcext:value-type="float">
            <text:p>11.85378</text:p>
          </table:table-cell>
          <table:table-cell office:value-type="float" office:value="18.85378" calcext:value-type="float">
            <text:p>18.85378</text:p>
          </table:table-cell>
          <table:table-cell office:value-type="float" office:value="2.45929763" calcext:value-type="float">
            <text:p>2.45929763</text:p>
          </table:table-cell>
          <table:table-cell/>
          <table:table-cell office:value-type="float" office:value="10.07087" calcext:value-type="float">
            <text:p>10.07087</text:p>
          </table:table-cell>
          <table:table-cell office:value-type="float" office:value="17.07087" calcext:value-type="float">
            <text:p>17.07087</text:p>
          </table:table-cell>
          <table:table-cell office:value-type="float" office:value="1.64032867" calcext:value-type="float">
            <text:p>1.64032867</text:p>
          </table:table-cell>
          <table:table-cell/>
          <table:table-cell office:value-type="float" office:value="11.03292" calcext:value-type="float">
            <text:p>11.03292</text:p>
          </table:table-cell>
          <table:table-cell office:value-type="float" office:value="18.03292" calcext:value-type="float">
            <text:p>18.03292</text:p>
          </table:table-cell>
          <table:table-cell office:value-type="float" office:value="2.0301656" calcext:value-type="float">
            <text:p>2.0301656</text:p>
          </table:table-cell>
          <table:table-cell/>
          <table:table-cell office:value-type="float" office:value="12.32398" calcext:value-type="float">
            <text:p>12.32398</text:p>
          </table:table-cell>
          <table:table-cell office:value-type="float" office:value="19.32398" calcext:value-type="float">
            <text:p>19.32398</text:p>
          </table:table-cell>
          <table:table-cell office:value-type="float" office:value="2.74421786" calcext:value-type="float">
            <text:p>2.7442178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/>
          <table:table-cell office:value-type="float" office:value="15.53685" calcext:value-type="float">
            <text:p>15.53685</text:p>
          </table:table-cell>
          <table:table-cell office:value-type="float" office:value="21.53685" calcext:value-type="float">
            <text:p>21.53685</text:p>
          </table:table-cell>
          <table:table-cell office:value-type="float" office:value="5.64007797" calcext:value-type="float">
            <text:p>5.64007797</text:p>
          </table:table-cell>
          <table:table-cell/>
          <table:table-cell office:value-type="float" office:value="12.70192" calcext:value-type="float">
            <text:p>12.70192</text:p>
          </table:table-cell>
          <table:table-cell office:value-type="float" office:value="18.70192" calcext:value-type="float">
            <text:p>18.70192</text:p>
          </table:table-cell>
          <table:table-cell office:value-type="float" office:value="2.98827915" calcext:value-type="float">
            <text:p>2.98827915</text:p>
          </table:table-cell>
          <table:table-cell/>
          <table:table-cell office:value-type="float" office:value="11.05065" calcext:value-type="float">
            <text:p>11.05065</text:p>
          </table:table-cell>
          <table:table-cell office:value-type="float" office:value="17.05065" calcext:value-type="float">
            <text:p>17.05065</text:p>
          </table:table-cell>
          <table:table-cell office:value-type="float" office:value="2.08095806" calcext:value-type="float">
            <text:p>2.08095806</text:p>
          </table:table-cell>
          <table:table-cell/>
          <table:table-cell office:value-type="float" office:value="12.00557" calcext:value-type="float">
            <text:p>12.00557</text:p>
          </table:table-cell>
          <table:table-cell office:value-type="float" office:value="18.00557" calcext:value-type="float">
            <text:p>18.00557</text:p>
          </table:table-cell>
          <table:table-cell office:value-type="float" office:value="2.53952573" calcext:value-type="float">
            <text:p>2.53952573</text:p>
          </table:table-cell>
          <table:table-cell/>
          <table:table-cell office:value-type="float" office:value="13.29677" calcext:value-type="float">
            <text:p>13.29677</text:p>
          </table:table-cell>
          <table:table-cell office:value-type="float" office:value="19.29677" calcext:value-type="float">
            <text:p>19.29677</text:p>
          </table:table-cell>
          <table:table-cell office:value-type="float" office:value="3.43293291" calcext:value-type="float">
            <text:p>3.4329329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/>
          <table:table-cell office:value-type="float" office:value="16.51863" calcext:value-type="float">
            <text:p>16.51863</text:p>
          </table:table-cell>
          <table:table-cell office:value-type="float" office:value="21.51863" calcext:value-type="float">
            <text:p>21.51863</text:p>
          </table:table-cell>
          <table:table-cell office:value-type="float" office:value="7.24295246" calcext:value-type="float">
            <text:p>7.24295246</text:p>
          </table:table-cell>
          <table:table-cell/>
          <table:table-cell office:value-type="float" office:value="13.67142" calcext:value-type="float">
            <text:p>13.67142</text:p>
          </table:table-cell>
          <table:table-cell office:value-type="float" office:value="18.67142" calcext:value-type="float">
            <text:p>18.67142</text:p>
          </table:table-cell>
          <table:table-cell office:value-type="float" office:value="3.78144825" calcext:value-type="float">
            <text:p>3.78144825</text:p>
          </table:table-cell>
          <table:table-cell/>
          <table:table-cell office:value-type="float" office:value="12.06191" calcext:value-type="float">
            <text:p>12.06191</text:p>
          </table:table-cell>
          <table:table-cell office:value-type="float" office:value="17.06191" calcext:value-type="float">
            <text:p>17.06191</text:p>
          </table:table-cell>
          <table:table-cell office:value-type="float" office:value="2.6599584" calcext:value-type="float">
            <text:p>2.6599584</text:p>
          </table:table-cell>
          <table:table-cell/>
          <table:table-cell office:value-type="float" office:value="12.99542" calcext:value-type="float">
            <text:p>12.99542</text:p>
          </table:table-cell>
          <table:table-cell office:value-type="float" office:value="17.99542" calcext:value-type="float">
            <text:p>17.99542</text:p>
          </table:table-cell>
          <table:table-cell office:value-type="float" office:value="3.26922746" calcext:value-type="float">
            <text:p>3.26922746</text:p>
          </table:table-cell>
          <table:table-cell/>
          <table:table-cell office:value-type="float" office:value="14.27195" calcext:value-type="float">
            <text:p>14.27195</text:p>
          </table:table-cell>
          <table:table-cell office:value-type="float" office:value="19.27195" calcext:value-type="float">
            <text:p>19.27195</text:p>
          </table:table-cell>
          <table:table-cell office:value-type="float" office:value="4.40430682" calcext:value-type="float">
            <text:p>4.4043068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/>
          <table:table-cell office:value-type="float" office:value="17.49111" calcext:value-type="float">
            <text:p>17.49111</text:p>
          </table:table-cell>
          <table:table-cell office:value-type="float" office:value="21.49111" calcext:value-type="float">
            <text:p>21.49111</text:p>
          </table:table-cell>
          <table:table-cell office:value-type="float" office:value="9.06033039" calcext:value-type="float">
            <text:p>9.06033039</text:p>
          </table:table-cell>
          <table:table-cell/>
          <table:table-cell office:value-type="float" office:value="14.63426" calcext:value-type="float">
            <text:p>14.63426</text:p>
          </table:table-cell>
          <table:table-cell office:value-type="float" office:value="18.63426" calcext:value-type="float">
            <text:p>18.63426</text:p>
          </table:table-cell>
          <table:table-cell office:value-type="float" office:value="4.77843649" calcext:value-type="float">
            <text:p>4.77843649</text:p>
          </table:table-cell>
          <table:table-cell/>
          <table:table-cell office:value-type="float" office:value="13.05534" calcext:value-type="float">
            <text:p>13.05534</text:p>
          </table:table-cell>
          <table:table-cell office:value-type="float" office:value="17.05534" calcext:value-type="float">
            <text:p>17.05534</text:p>
          </table:table-cell>
          <table:table-cell office:value-type="float" office:value="3.38639131" calcext:value-type="float">
            <text:p>3.38639131</text:p>
          </table:table-cell>
          <table:table-cell/>
          <table:table-cell office:value-type="float" office:value="13.97046" calcext:value-type="float">
            <text:p>13.97046</text:p>
          </table:table-cell>
          <table:table-cell office:value-type="float" office:value="17.97046" calcext:value-type="float">
            <text:p>17.97046</text:p>
          </table:table-cell>
          <table:table-cell office:value-type="float" office:value="4.09174708" calcext:value-type="float">
            <text:p>4.09174708</text:p>
          </table:table-cell>
          <table:table-cell/>
          <table:table-cell office:value-type="float" office:value="15.24017" calcext:value-type="float">
            <text:p>15.24017</text:p>
          </table:table-cell>
          <table:table-cell office:value-type="float" office:value="19.24017" calcext:value-type="float">
            <text:p>19.24017</text:p>
          </table:table-cell>
          <table:table-cell office:value-type="float" office:value="5.50378417" calcext:value-type="float">
            <text:p>5.50378417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/>
          <table:table-cell office:value-type="float" office:value="18.45039" calcext:value-type="float">
            <text:p>18.45039</text:p>
          </table:table-cell>
          <table:table-cell office:value-type="float" office:value="21.45039" calcext:value-type="float">
            <text:p>21.45039</text:p>
          </table:table-cell>
          <table:table-cell office:value-type="float" office:value="11.29907273" calcext:value-type="float">
            <text:p>11.29907273</text:p>
          </table:table-cell>
          <table:table-cell/>
          <table:table-cell office:value-type="float" office:value="15.5824" calcext:value-type="float">
            <text:p>15.5824</text:p>
          </table:table-cell>
          <table:table-cell office:value-type="float" office:value="18.5824" calcext:value-type="float">
            <text:p>18.5824</text:p>
          </table:table-cell>
          <table:table-cell office:value-type="float" office:value="5.94329613" calcext:value-type="float">
            <text:p>5.94329613</text:p>
          </table:table-cell>
          <table:table-cell/>
          <table:table-cell office:value-type="float" office:value="14.04748" calcext:value-type="float">
            <text:p>14.04748</text:p>
          </table:table-cell>
          <table:table-cell office:value-type="float" office:value="17.04748" calcext:value-type="float">
            <text:p>17.04748</text:p>
          </table:table-cell>
          <table:table-cell office:value-type="float" office:value="4.31061473" calcext:value-type="float">
            <text:p>4.31061473</text:p>
          </table:table-cell>
          <table:table-cell/>
          <table:table-cell office:value-type="float" office:value="14.9406" calcext:value-type="float">
            <text:p>14.9406</text:p>
          </table:table-cell>
          <table:table-cell office:value-type="float" office:value="17.9406" calcext:value-type="float">
            <text:p>17.9406</text:p>
          </table:table-cell>
          <table:table-cell office:value-type="float" office:value="5.24649877" calcext:value-type="float">
            <text:p>5.24649877</text:p>
          </table:table-cell>
          <table:table-cell/>
          <table:table-cell office:value-type="float" office:value="16.1837" calcext:value-type="float">
            <text:p>16.1837</text:p>
          </table:table-cell>
          <table:table-cell office:value-type="float" office:value="19.1837" calcext:value-type="float">
            <text:p>19.1837</text:p>
          </table:table-cell>
          <table:table-cell office:value-type="float" office:value="6.83826406" calcext:value-type="float">
            <text:p>6.8382640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office:value-type="float" office:value="19.39166" calcext:value-type="float">
            <text:p>19.39166</text:p>
          </table:table-cell>
          <table:table-cell office:value-type="float" office:value="21.39166" calcext:value-type="float">
            <text:p>21.39166</text:p>
          </table:table-cell>
          <table:table-cell office:value-type="float" office:value="14.38305102" calcext:value-type="float">
            <text:p>14.38305102</text:p>
          </table:table-cell>
          <table:table-cell/>
          <table:table-cell office:value-type="float" office:value="16.5091" calcext:value-type="float">
            <text:p>16.5091</text:p>
          </table:table-cell>
          <table:table-cell office:value-type="float" office:value="18.5091" calcext:value-type="float">
            <text:p>18.5091</text:p>
          </table:table-cell>
          <table:table-cell office:value-type="float" office:value="7.35518266" calcext:value-type="float">
            <text:p>7.35518266</text:p>
          </table:table-cell>
          <table:table-cell/>
          <table:table-cell office:value-type="float" office:value="15.03724" calcext:value-type="float">
            <text:p>15.03724</text:p>
          </table:table-cell>
          <table:table-cell office:value-type="float" office:value="17.03724" calcext:value-type="float">
            <text:p>17.03724</text:p>
          </table:table-cell>
          <table:table-cell office:value-type="float" office:value="5.48493772" calcext:value-type="float">
            <text:p>5.48493772</text:p>
          </table:table-cell>
          <table:table-cell/>
          <table:table-cell office:value-type="float" office:value="15.89376" calcext:value-type="float">
            <text:p>15.89376</text:p>
          </table:table-cell>
          <table:table-cell office:value-type="float" office:value="17.89376" calcext:value-type="float">
            <text:p>17.89376</text:p>
          </table:table-cell>
          <table:table-cell office:value-type="float" office:value="6.53293996" calcext:value-type="float">
            <text:p>6.53293996</text:p>
          </table:table-cell>
          <table:table-cell/>
          <table:table-cell office:value-type="float" office:value="17.11271" calcext:value-type="float">
            <text:p>17.11271</text:p>
          </table:table-cell>
          <table:table-cell office:value-type="float" office:value="19.11271" calcext:value-type="float">
            <text:p>19.11271</text:p>
          </table:table-cell>
          <table:table-cell office:value-type="float" office:value="8.46758236" calcext:value-type="float">
            <text:p>8.4675823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20.10258" calcext:value-type="float">
            <text:p>20.10258</text:p>
          </table:table-cell>
          <table:table-cell office:value-type="float" office:value="21.10258" calcext:value-type="float">
            <text:p>21.10258</text:p>
          </table:table-cell>
          <table:table-cell office:value-type="float" office:value="16.93262992" calcext:value-type="float">
            <text:p>16.93262992</text:p>
          </table:table-cell>
          <table:table-cell/>
          <table:table-cell office:value-type="float" office:value="17.09044" calcext:value-type="float">
            <text:p>17.09044</text:p>
          </table:table-cell>
          <table:table-cell office:value-type="float" office:value="18.09044" calcext:value-type="float">
            <text:p>18.09044</text:p>
          </table:table-cell>
          <table:table-cell office:value-type="float" office:value="8.3965066" calcext:value-type="float">
            <text:p>8.3965066</text:p>
          </table:table-cell>
          <table:table-cell/>
          <table:table-cell office:value-type="float" office:value="16.03776" calcext:value-type="float">
            <text:p>16.03776</text:p>
          </table:table-cell>
          <table:table-cell office:value-type="float" office:value="17.03776" calcext:value-type="float">
            <text:p>17.03776</text:p>
          </table:table-cell>
          <table:table-cell office:value-type="float" office:value="7.09261886" calcext:value-type="float">
            <text:p>7.09261886</text:p>
          </table:table-cell>
          <table:table-cell/>
          <table:table-cell office:value-type="float" office:value="16.82692" calcext:value-type="float">
            <text:p>16.82692</text:p>
          </table:table-cell>
          <table:table-cell office:value-type="float" office:value="17.82692" calcext:value-type="float">
            <text:p>17.82692</text:p>
          </table:table-cell>
          <table:table-cell office:value-type="float" office:value="8.0968007" calcext:value-type="float">
            <text:p>8.0968007</text:p>
          </table:table-cell>
          <table:table-cell/>
          <table:table-cell office:value-type="float" office:value="18.00519" calcext:value-type="float">
            <text:p>18.00519</text:p>
          </table:table-cell>
          <table:table-cell office:value-type="float" office:value="19.00519" calcext:value-type="float">
            <text:p>19.00519</text:p>
          </table:table-cell>
          <table:table-cell office:value-type="float" office:value="10.39614222" calcext:value-type="float">
            <text:p>10.39614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0.97414" calcext:value-type="float">
            <text:p>20.97414</text:p>
          </table:table-cell>
          <table:table-cell office:value-type="float" office:value="20.69085722" calcext:value-type="float">
            <text:p>20.69085722</text:p>
          </table:table-cell>
          <table:table-cell/>
          <table:table-cell table:number-columns-repeated="2" office:value-type="float" office:value="17.97139" calcext:value-type="float">
            <text:p>17.97139</text:p>
          </table:table-cell>
          <table:table-cell office:value-type="float" office:value="10.28024084" calcext:value-type="float">
            <text:p>10.28024084</text:p>
          </table:table-cell>
          <table:table-cell/>
          <table:table-cell table:number-columns-repeated="2" office:value-type="float" office:value="17.00949" calcext:value-type="float">
            <text:p>17.00949</text:p>
          </table:table-cell>
          <table:table-cell office:value-type="float" office:value="8.86997481" calcext:value-type="float">
            <text:p>8.86997481</text:p>
          </table:table-cell>
          <table:table-cell/>
          <table:table-cell table:number-columns-repeated="2" office:value-type="float" office:value="17.73277" calcext:value-type="float">
            <text:p>17.73277</text:p>
          </table:table-cell>
          <table:table-cell office:value-type="float" office:value="9.97100209" calcext:value-type="float">
            <text:p>9.97100209</text:p>
          </table:table-cell>
          <table:table-cell/>
          <table:table-cell table:number-columns-repeated="2" office:value-type="float" office:value="18.86233" calcext:value-type="float">
            <text:p>18.86233</text:p>
          </table:table-cell>
          <table:table-cell office:value-type="float" office:value="12.65905319" calcext:value-type="float">
            <text:p>12.659053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1.82043" calcext:value-type="float">
            <text:p>21.82043</text:p>
          </table:table-cell>
          <table:table-cell office:value-type="float" office:value="20.82043" calcext:value-type="float">
            <text:p>20.82043</text:p>
          </table:table-cell>
          <table:table-cell office:value-type="float" office:value="24.52209487" calcext:value-type="float">
            <text:p>24.52209487</text:p>
          </table:table-cell>
          <table:table-cell/>
          <table:table-cell office:value-type="float" office:value="18.81075" calcext:value-type="float">
            <text:p>18.81075</text:p>
          </table:table-cell>
          <table:table-cell office:value-type="float" office:value="17.81075" calcext:value-type="float">
            <text:p>17.81075</text:p>
          </table:table-cell>
          <table:table-cell office:value-type="float" office:value="12.4644723" calcext:value-type="float">
            <text:p>12.4644723</text:p>
          </table:table-cell>
          <table:table-cell/>
          <table:table-cell office:value-type="float" office:value="17.95792" calcext:value-type="float">
            <text:p>17.95792</text:p>
          </table:table-cell>
          <table:table-cell office:value-type="float" office:value="16.95792" calcext:value-type="float">
            <text:p>16.95792</text:p>
          </table:table-cell>
          <table:table-cell office:value-type="float" office:value="11.33859429" calcext:value-type="float">
            <text:p>11.33859429</text:p>
          </table:table-cell>
          <table:table-cell/>
          <table:table-cell office:value-type="float" office:value="18.60507" calcext:value-type="float">
            <text:p>18.60507</text:p>
          </table:table-cell>
          <table:table-cell office:value-type="float" office:value="17.60507" calcext:value-type="float">
            <text:p>17.60507</text:p>
          </table:table-cell>
          <table:table-cell office:value-type="float" office:value="12.18278486" calcext:value-type="float">
            <text:p>12.18278486</text:p>
          </table:table-cell>
          <table:table-cell/>
          <table:table-cell office:value-type="float" office:value="19.67826" calcext:value-type="float">
            <text:p>19.67826</text:p>
          </table:table-cell>
          <table:table-cell office:value-type="float" office:value="18.67826" calcext:value-type="float">
            <text:p>18.67826</text:p>
          </table:table-cell>
          <table:table-cell office:value-type="float" office:value="14.89439052" calcext:value-type="float">
            <text:p>14.894390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2.61364" calcext:value-type="float">
            <text:p>22.61364</text:p>
          </table:table-cell>
          <table:table-cell office:value-type="float" office:value="20.61364" calcext:value-type="float">
            <text:p>20.61364</text:p>
          </table:table-cell>
          <table:table-cell office:value-type="float" office:value="28.72343005" calcext:value-type="float">
            <text:p>28.72343005</text:p>
          </table:table-cell>
          <table:table-cell/>
          <table:table-cell office:value-type="float" office:value="19.60897" calcext:value-type="float">
            <text:p>19.60897</text:p>
          </table:table-cell>
          <table:table-cell office:value-type="float" office:value="17.60897" calcext:value-type="float">
            <text:p>17.60897</text:p>
          </table:table-cell>
          <table:table-cell office:value-type="float" office:value="14.602399" calcext:value-type="float">
            <text:p>14.602399</text:p>
          </table:table-cell>
          <table:table-cell/>
          <table:table-cell office:value-type="float" office:value="18.88442" calcext:value-type="float">
            <text:p>18.88442</text:p>
          </table:table-cell>
          <table:table-cell office:value-type="float" office:value="16.88442" calcext:value-type="float">
            <text:p>16.88442</text:p>
          </table:table-cell>
          <table:table-cell office:value-type="float" office:value="14.02997117" calcext:value-type="float">
            <text:p>14.02997117</text:p>
          </table:table-cell>
          <table:table-cell/>
          <table:table-cell office:value-type="float" office:value="19.43363" calcext:value-type="float">
            <text:p>19.43363</text:p>
          </table:table-cell>
          <table:table-cell office:value-type="float" office:value="17.43363" calcext:value-type="float">
            <text:p>17.43363</text:p>
          </table:table-cell>
          <table:table-cell office:value-type="float" office:value="14.7330808" calcext:value-type="float">
            <text:p>14.7330808</text:p>
          </table:table-cell>
          <table:table-cell/>
          <table:table-cell office:value-type="float" office:value="20.45331" calcext:value-type="float">
            <text:p>20.45331</text:p>
          </table:table-cell>
          <table:table-cell office:value-type="float" office:value="18.45331" calcext:value-type="float">
            <text:p>18.45331</text:p>
          </table:table-cell>
          <table:table-cell office:value-type="float" office:value="17.36780269" calcext:value-type="float">
            <text:p>17.367802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3.36012" calcext:value-type="float">
            <text:p>23.36012</text:p>
          </table:table-cell>
          <table:table-cell office:value-type="float" office:value="20.36012" calcext:value-type="float">
            <text:p>20.36012</text:p>
          </table:table-cell>
          <table:table-cell office:value-type="float" office:value="33.29940122" calcext:value-type="float">
            <text:p>33.29940122</text:p>
          </table:table-cell>
          <table:table-cell/>
          <table:table-cell office:value-type="float" office:value="20.36704" calcext:value-type="float">
            <text:p>20.36704</text:p>
          </table:table-cell>
          <table:table-cell office:value-type="float" office:value="17.36704" calcext:value-type="float">
            <text:p>17.36704</text:p>
          </table:table-cell>
          <table:table-cell office:value-type="float" office:value="16.95611978" calcext:value-type="float">
            <text:p>16.95611978</text:p>
          </table:table-cell>
          <table:table-cell/>
          <table:table-cell office:value-type="float" office:value="19.78466" calcext:value-type="float">
            <text:p>19.78466</text:p>
          </table:table-cell>
          <table:table-cell office:value-type="float" office:value="16.78466" calcext:value-type="float">
            <text:p>16.78466</text:p>
          </table:table-cell>
          <table:table-cell office:value-type="float" office:value="17.49620134" calcext:value-type="float">
            <text:p>17.49620134</text:p>
          </table:table-cell>
          <table:table-cell/>
          <table:table-cell office:value-type="float" office:value="20.21022" calcext:value-type="float">
            <text:p>20.21022</text:p>
          </table:table-cell>
          <table:table-cell office:value-type="float" office:value="17.21022" calcext:value-type="float">
            <text:p>17.21022</text:p>
          </table:table-cell>
          <table:table-cell office:value-type="float" office:value="17.16071622" calcext:value-type="float">
            <text:p>17.16071622</text:p>
          </table:table-cell>
          <table:table-cell/>
          <table:table-cell office:value-type="float" office:value="21.19494" calcext:value-type="float">
            <text:p>21.19494</text:p>
          </table:table-cell>
          <table:table-cell office:value-type="float" office:value="18.19494" calcext:value-type="float">
            <text:p>18.19494</text:p>
          </table:table-cell>
          <table:table-cell office:value-type="float" office:value="20.10494726" calcext:value-type="float">
            <text:p>20.104947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4.0819" calcext:value-type="float">
            <text:p>24.0819</text:p>
          </table:table-cell>
          <table:table-cell office:value-type="float" office:value="20.0819" calcext:value-type="float">
            <text:p>20.0819</text:p>
          </table:table-cell>
          <table:table-cell office:value-type="float" office:value="37.5494315" calcext:value-type="float">
            <text:p>37.5494315</text:p>
          </table:table-cell>
          <table:table-cell/>
          <table:table-cell office:value-type="float" office:value="21.09093" calcext:value-type="float">
            <text:p>21.09093</text:p>
          </table:table-cell>
          <table:table-cell office:value-type="float" office:value="17.09093" calcext:value-type="float">
            <text:p>17.09093</text:p>
          </table:table-cell>
          <table:table-cell office:value-type="float" office:value="19.54175282" calcext:value-type="float">
            <text:p>19.54175282</text:p>
          </table:table-cell>
          <table:table-cell/>
          <table:table-cell office:value-type="float" office:value="20.64718" calcext:value-type="float">
            <text:p>20.64718</text:p>
          </table:table-cell>
          <table:table-cell office:value-type="float" office:value="16.64718" calcext:value-type="float">
            <text:p>16.64718</text:p>
          </table:table-cell>
          <table:table-cell office:value-type="float" office:value="21.63001585" calcext:value-type="float">
            <text:p>21.63001585</text:p>
          </table:table-cell>
          <table:table-cell/>
          <table:table-cell office:value-type="float" office:value="20.93978" calcext:value-type="float">
            <text:p>20.93978</text:p>
          </table:table-cell>
          <table:table-cell office:value-type="float" office:value="16.93978" calcext:value-type="float">
            <text:p>16.93978</text:p>
          </table:table-cell>
          <table:table-cell office:value-type="float" office:value="19.78000889" calcext:value-type="float">
            <text:p>19.78000889</text:p>
          </table:table-cell>
          <table:table-cell/>
          <table:table-cell office:value-type="float" office:value="21.91505" calcext:value-type="float">
            <text:p>21.91505</text:p>
          </table:table-cell>
          <table:table-cell office:value-type="float" office:value="17.91505" calcext:value-type="float">
            <text:p>17.91505</text:p>
          </table:table-cell>
          <table:table-cell office:value-type="float" office:value="22.65295288" calcext:value-type="float">
            <text:p>22.652952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4.78728" calcext:value-type="float">
            <text:p>24.78728</text:p>
          </table:table-cell>
          <table:table-cell office:value-type="float" office:value="19.78728" calcext:value-type="float">
            <text:p>19.78728</text:p>
          </table:table-cell>
          <table:table-cell office:value-type="float" office:value="42.26236572" calcext:value-type="float">
            <text:p>42.26236572</text:p>
          </table:table-cell>
          <table:table-cell/>
          <table:table-cell office:value-type="float" office:value="21.79004" calcext:value-type="float">
            <text:p>21.79004</text:p>
          </table:table-cell>
          <table:table-cell office:value-type="float" office:value="16.79004" calcext:value-type="float">
            <text:p>16.79004</text:p>
          </table:table-cell>
          <table:table-cell office:value-type="float" office:value="21.90327831" calcext:value-type="float">
            <text:p>21.90327831</text:p>
          </table:table-cell>
          <table:table-cell/>
          <table:table-cell office:value-type="float" office:value="21.46546" calcext:value-type="float">
            <text:p>21.46546</text:p>
          </table:table-cell>
          <table:table-cell office:value-type="float" office:value="16.46546" calcext:value-type="float">
            <text:p>16.46546</text:p>
          </table:table-cell>
          <table:table-cell office:value-type="float" office:value="25.72253953" calcext:value-type="float">
            <text:p>25.72253953</text:p>
          </table:table-cell>
          <table:table-cell/>
          <table:table-cell office:value-type="float" office:value="21.63698" calcext:value-type="float">
            <text:p>21.63698</text:p>
          </table:table-cell>
          <table:table-cell office:value-type="float" office:value="16.63698" calcext:value-type="float">
            <text:p>16.63698</text:p>
          </table:table-cell>
          <table:table-cell office:value-type="float" office:value="22.63773659" calcext:value-type="float">
            <text:p>22.63773659</text:p>
          </table:table-cell>
          <table:table-cell/>
          <table:table-cell office:value-type="float" office:value="22.62255" calcext:value-type="float">
            <text:p>22.62255</text:p>
          </table:table-cell>
          <table:table-cell office:value-type="float" office:value="17.62255" calcext:value-type="float">
            <text:p>17.62255</text:p>
          </table:table-cell>
          <table:table-cell office:value-type="float" office:value="25.22878794" calcext:value-type="float">
            <text:p>25.228787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5.48734" calcext:value-type="float">
            <text:p>25.48734</text:p>
          </table:table-cell>
          <table:table-cell office:value-type="float" office:value="19.48734" calcext:value-type="float">
            <text:p>19.48734</text:p>
          </table:table-cell>
          <table:table-cell office:value-type="float" office:value="46.63993557" calcext:value-type="float">
            <text:p>46.63993557</text:p>
          </table:table-cell>
          <table:table-cell/>
          <table:table-cell office:value-type="float" office:value="22.48785" calcext:value-type="float">
            <text:p>22.48785</text:p>
          </table:table-cell>
          <table:table-cell office:value-type="float" office:value="16.48785" calcext:value-type="float">
            <text:p>16.48785</text:p>
          </table:table-cell>
          <table:table-cell office:value-type="float" office:value="24.58866182" calcext:value-type="float">
            <text:p>24.58866182</text:p>
          </table:table-cell>
          <table:table-cell/>
          <table:table-cell office:value-type="float" office:value="22.23996" calcext:value-type="float">
            <text:p>22.23996</text:p>
          </table:table-cell>
          <table:table-cell office:value-type="float" office:value="16.23996" calcext:value-type="float">
            <text:p>16.23996</text:p>
          </table:table-cell>
          <table:table-cell office:value-type="float" office:value="30.27993949" calcext:value-type="float">
            <text:p>30.27993949</text:p>
          </table:table-cell>
          <table:table-cell/>
          <table:table-cell office:value-type="float" office:value="22.32685" calcext:value-type="float">
            <text:p>22.32685</text:p>
          </table:table-cell>
          <table:table-cell office:value-type="float" office:value="16.32685" calcext:value-type="float">
            <text:p>16.32685</text:p>
          </table:table-cell>
          <table:table-cell office:value-type="float" office:value="25.28734468" calcext:value-type="float">
            <text:p>25.28734468</text:p>
          </table:table-cell>
          <table:table-cell/>
          <table:table-cell office:value-type="float" office:value="23.32474" calcext:value-type="float">
            <text:p>23.32474</text:p>
          </table:table-cell>
          <table:table-cell office:value-type="float" office:value="17.32474" calcext:value-type="float">
            <text:p>17.32474</text:p>
          </table:table-cell>
          <table:table-cell office:value-type="float" office:value="28.13820311" calcext:value-type="float">
            <text:p>28.138203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6.17617" calcext:value-type="float">
            <text:p>26.17617</text:p>
          </table:table-cell>
          <table:table-cell office:value-type="float" office:value="19.17617" calcext:value-type="float">
            <text:p>19.17617</text:p>
          </table:table-cell>
          <table:table-cell office:value-type="float" office:value="51.03755611" calcext:value-type="float">
            <text:p>51.03755611</text:p>
          </table:table-cell>
          <table:table-cell/>
          <table:table-cell office:value-type="float" office:value="23.18081" calcext:value-type="float">
            <text:p>23.18081</text:p>
          </table:table-cell>
          <table:table-cell office:value-type="float" office:value="16.18081" calcext:value-type="float">
            <text:p>16.18081</text:p>
          </table:table-cell>
          <table:table-cell office:value-type="float" office:value="27.06621177" calcext:value-type="float">
            <text:p>27.06621177</text:p>
          </table:table-cell>
          <table:table-cell/>
          <table:table-cell office:value-type="float" office:value="22.97438" calcext:value-type="float">
            <text:p>22.97438</text:p>
          </table:table-cell>
          <table:table-cell office:value-type="float" office:value="15.97438" calcext:value-type="float">
            <text:p>15.97438</text:p>
          </table:table-cell>
          <table:table-cell office:value-type="float" office:value="34.83617558" calcext:value-type="float">
            <text:p>34.83617558</text:p>
          </table:table-cell>
          <table:table-cell/>
          <table:table-cell office:value-type="float" office:value="23.0091" calcext:value-type="float">
            <text:p>23.0091</text:p>
          </table:table-cell>
          <table:table-cell office:value-type="float" office:value="16.0091" calcext:value-type="float">
            <text:p>16.0091</text:p>
          </table:table-cell>
          <table:table-cell office:value-type="float" office:value="28.25114134" calcext:value-type="float">
            <text:p>28.25114134</text:p>
          </table:table-cell>
          <table:table-cell/>
          <table:table-cell office:value-type="float" office:value="24.01354" calcext:value-type="float">
            <text:p>24.01354</text:p>
          </table:table-cell>
          <table:table-cell office:value-type="float" office:value="17.01354" calcext:value-type="float">
            <text:p>17.01354</text:p>
          </table:table-cell>
          <table:table-cell office:value-type="float" office:value="31.0642923" calcext:value-type="float">
            <text:p>31.06429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6.84969" calcext:value-type="float">
            <text:p>26.84969</text:p>
          </table:table-cell>
          <table:table-cell office:value-type="float" office:value="18.84969" calcext:value-type="float">
            <text:p>18.84969</text:p>
          </table:table-cell>
          <table:table-cell office:value-type="float" office:value="56.38091269" calcext:value-type="float">
            <text:p>56.38091269</text:p>
          </table:table-cell>
          <table:table-cell/>
          <table:table-cell office:value-type="float" office:value="23.8761" calcext:value-type="float">
            <text:p>23.8761</text:p>
          </table:table-cell>
          <table:table-cell office:value-type="float" office:value="15.8761" calcext:value-type="float">
            <text:p>15.8761</text:p>
          </table:table-cell>
          <table:table-cell office:value-type="float" office:value="29.9137306" calcext:value-type="float">
            <text:p>29.9137306</text:p>
          </table:table-cell>
          <table:table-cell/>
          <table:table-cell office:value-type="float" office:value="23.66933" calcext:value-type="float">
            <text:p>23.66933</text:p>
          </table:table-cell>
          <table:table-cell office:value-type="float" office:value="15.66933" calcext:value-type="float">
            <text:p>15.66933</text:p>
          </table:table-cell>
          <table:table-cell office:value-type="float" office:value="39.73046296" calcext:value-type="float">
            <text:p>39.73046296</text:p>
          </table:table-cell>
          <table:table-cell/>
          <table:table-cell office:value-type="float" office:value="23.69231" calcext:value-type="float">
            <text:p>23.69231</text:p>
          </table:table-cell>
          <table:table-cell office:value-type="float" office:value="15.69231" calcext:value-type="float">
            <text:p>15.69231</text:p>
          </table:table-cell>
          <table:table-cell office:value-type="float" office:value="30.9793994" calcext:value-type="float">
            <text:p>30.9793994</text:p>
          </table:table-cell>
          <table:table-cell/>
          <table:table-cell office:value-type="float" office:value="24.70027" calcext:value-type="float">
            <text:p>24.70027</text:p>
          </table:table-cell>
          <table:table-cell office:value-type="float" office:value="16.70027" calcext:value-type="float">
            <text:p>16.70027</text:p>
          </table:table-cell>
          <table:table-cell office:value-type="float" office:value="34.08020028" calcext:value-type="float">
            <text:p>34.080200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7.48576" calcext:value-type="float">
            <text:p>27.48576</text:p>
          </table:table-cell>
          <table:table-cell office:value-type="float" office:value="18.48576" calcext:value-type="float">
            <text:p>18.48576</text:p>
          </table:table-cell>
          <table:table-cell office:value-type="float" office:value="60.88784706" calcext:value-type="float">
            <text:p>60.88784706</text:p>
          </table:table-cell>
          <table:table-cell/>
          <table:table-cell office:value-type="float" office:value="24.56785" calcext:value-type="float">
            <text:p>24.56785</text:p>
          </table:table-cell>
          <table:table-cell office:value-type="float" office:value="15.56785" calcext:value-type="float">
            <text:p>15.56785</text:p>
          </table:table-cell>
          <table:table-cell office:value-type="float" office:value="33.13485202" calcext:value-type="float">
            <text:p>33.13485202</text:p>
          </table:table-cell>
          <table:table-cell/>
          <table:table-cell office:value-type="float" office:value="24.33436" calcext:value-type="float">
            <text:p>24.33436</text:p>
          </table:table-cell>
          <table:table-cell office:value-type="float" office:value="15.33436" calcext:value-type="float">
            <text:p>15.33436</text:p>
          </table:table-cell>
          <table:table-cell office:value-type="float" office:value="45.01676939" calcext:value-type="float">
            <text:p>45.01676939</text:p>
          </table:table-cell>
          <table:table-cell/>
          <table:table-cell office:value-type="float" office:value="24.37718" calcext:value-type="float">
            <text:p>24.37718</text:p>
          </table:table-cell>
          <table:table-cell office:value-type="float" office:value="15.37718" calcext:value-type="float">
            <text:p>15.37718</text:p>
          </table:table-cell>
          <table:table-cell office:value-type="float" office:value="34.10720183" calcext:value-type="float">
            <text:p>34.10720183</text:p>
          </table:table-cell>
          <table:table-cell/>
          <table:table-cell office:value-type="float" office:value="25.38026" calcext:value-type="float">
            <text:p>25.38026</text:p>
          </table:table-cell>
          <table:table-cell office:value-type="float" office:value="16.38026" calcext:value-type="float">
            <text:p>16.38026</text:p>
          </table:table-cell>
          <table:table-cell office:value-type="float" office:value="37.78387904" calcext:value-type="float">
            <text:p>37.783879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7.99873" calcext:value-type="float">
            <text:p>27.99873</text:p>
          </table:table-cell>
          <table:table-cell office:value-type="float" office:value="17.99873" calcext:value-type="float">
            <text:p>17.99873</text:p>
          </table:table-cell>
          <table:table-cell office:value-type="float" office:value="64.66383976" calcext:value-type="float">
            <text:p>64.66383976</text:p>
          </table:table-cell>
          <table:table-cell/>
          <table:table-cell office:value-type="float" office:value="25.2575" calcext:value-type="float">
            <text:p>25.2575</text:p>
          </table:table-cell>
          <table:table-cell office:value-type="float" office:value="15.2575" calcext:value-type="float">
            <text:p>15.2575</text:p>
          </table:table-cell>
          <table:table-cell office:value-type="float" office:value="36.78467839" calcext:value-type="float">
            <text:p>36.78467839</text:p>
          </table:table-cell>
          <table:table-cell/>
          <table:table-cell office:value-type="float" office:value="24.98221" calcext:value-type="float">
            <text:p>24.98221</text:p>
          </table:table-cell>
          <table:table-cell office:value-type="float" office:value="14.98221" calcext:value-type="float">
            <text:p>14.98221</text:p>
          </table:table-cell>
          <table:table-cell office:value-type="float" office:value="49.58293529" calcext:value-type="float">
            <text:p>49.58293529</text:p>
          </table:table-cell>
          <table:table-cell/>
          <table:table-cell office:value-type="float" office:value="25.06242" calcext:value-type="float">
            <text:p>25.06242</text:p>
          </table:table-cell>
          <table:table-cell office:value-type="float" office:value="15.06242" calcext:value-type="float">
            <text:p>15.06242</text:p>
          </table:table-cell>
          <table:table-cell office:value-type="float" office:value="37.67341137" calcext:value-type="float">
            <text:p>37.67341137</text:p>
          </table:table-cell>
          <table:table-cell/>
          <table:table-cell office:value-type="float" office:value="26.05135" calcext:value-type="float">
            <text:p>26.05135</text:p>
          </table:table-cell>
          <table:table-cell office:value-type="float" office:value="16.05135" calcext:value-type="float">
            <text:p>16.05135</text:p>
          </table:table-cell>
          <table:table-cell office:value-type="float" office:value="40.92106645" calcext:value-type="float">
            <text:p>40.921066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8.35031" calcext:value-type="float">
            <text:p>28.35031</text:p>
          </table:table-cell>
          <table:table-cell office:value-type="float" office:value="17.35031" calcext:value-type="float">
            <text:p>17.35031</text:p>
          </table:table-cell>
          <table:table-cell office:value-type="float" office:value="66.30826791" calcext:value-type="float">
            <text:p>66.30826791</text:p>
          </table:table-cell>
          <table:table-cell/>
          <table:table-cell office:value-type="float" office:value="25.94445" calcext:value-type="float">
            <text:p>25.94445</text:p>
          </table:table-cell>
          <table:table-cell office:value-type="float" office:value="14.94445" calcext:value-type="float">
            <text:p>14.94445</text:p>
          </table:table-cell>
          <table:table-cell office:value-type="float" office:value="40.5822092" calcext:value-type="float">
            <text:p>40.5822092</text:p>
          </table:table-cell>
          <table:table-cell/>
          <table:table-cell office:value-type="float" office:value="25.61663" calcext:value-type="float">
            <text:p>25.61663</text:p>
          </table:table-cell>
          <table:table-cell office:value-type="float" office:value="14.61663" calcext:value-type="float">
            <text:p>14.61663</text:p>
          </table:table-cell>
          <table:table-cell office:value-type="float" office:value="53.31541879" calcext:value-type="float">
            <text:p>53.31541879</text:p>
          </table:table-cell>
          <table:table-cell/>
          <table:table-cell office:value-type="float" office:value="25.74252" calcext:value-type="float">
            <text:p>25.74252</text:p>
          </table:table-cell>
          <table:table-cell office:value-type="float" office:value="14.74252" calcext:value-type="float">
            <text:p>14.74252</text:p>
          </table:table-cell>
          <table:table-cell office:value-type="float" office:value="41.32209571" calcext:value-type="float">
            <text:p>41.32209571</text:p>
          </table:table-cell>
          <table:table-cell/>
          <table:table-cell office:value-type="float" office:value="26.69899" calcext:value-type="float">
            <text:p>26.69899</text:p>
          </table:table-cell>
          <table:table-cell office:value-type="float" office:value="15.69899" calcext:value-type="float">
            <text:p>15.69899</text:p>
          </table:table-cell>
          <table:table-cell office:value-type="float" office:value="44.28585137" calcext:value-type="float">
            <text:p>44.285851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8.60385" calcext:value-type="float">
            <text:p>28.60385</text:p>
          </table:table-cell>
          <table:table-cell office:value-type="float" office:value="16.60385" calcext:value-type="float">
            <text:p>16.60385</text:p>
          </table:table-cell>
          <table:table-cell office:value-type="float" office:value="67.06662146" calcext:value-type="float">
            <text:p>67.06662146</text:p>
          </table:table-cell>
          <table:table-cell/>
          <table:table-cell office:value-type="float" office:value="26.62327" calcext:value-type="float">
            <text:p>26.62327</text:p>
          </table:table-cell>
          <table:table-cell office:value-type="float" office:value="14.62327" calcext:value-type="float">
            <text:p>14.62327</text:p>
          </table:table-cell>
          <table:table-cell office:value-type="float" office:value="43.82172465" calcext:value-type="float">
            <text:p>43.82172465</text:p>
          </table:table-cell>
          <table:table-cell/>
          <table:table-cell office:value-type="float" office:value="26.2103" calcext:value-type="float">
            <text:p>26.2103</text:p>
          </table:table-cell>
          <table:table-cell office:value-type="float" office:value="14.2103" calcext:value-type="float">
            <text:p>14.2103</text:p>
          </table:table-cell>
          <table:table-cell office:value-type="float" office:value="58.26236209" calcext:value-type="float">
            <text:p>58.26236209</text:p>
          </table:table-cell>
          <table:table-cell/>
          <table:table-cell office:value-type="float" office:value="26.40784" calcext:value-type="float">
            <text:p>26.40784</text:p>
          </table:table-cell>
          <table:table-cell office:value-type="float" office:value="14.40784" calcext:value-type="float">
            <text:p>14.40784</text:p>
          </table:table-cell>
          <table:table-cell office:value-type="float" office:value="44.95526635" calcext:value-type="float">
            <text:p>44.95526635</text:p>
          </table:table-cell>
          <table:table-cell/>
          <table:table-cell office:value-type="float" office:value="27.30849" calcext:value-type="float">
            <text:p>27.30849</text:p>
          </table:table-cell>
          <table:table-cell office:value-type="float" office:value="15.30849" calcext:value-type="float">
            <text:p>15.30849</text:p>
          </table:table-cell>
          <table:table-cell office:value-type="float" office:value="48.02149259" calcext:value-type="float">
            <text:p>48.021492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8.79233" calcext:value-type="float">
            <text:p>28.79233</text:p>
          </table:table-cell>
          <table:table-cell office:value-type="float" office:value="15.79233" calcext:value-type="float">
            <text:p>15.79233</text:p>
          </table:table-cell>
          <table:table-cell office:value-type="float" office:value="67.79645273" calcext:value-type="float">
            <text:p>67.79645273</text:p>
          </table:table-cell>
          <table:table-cell/>
          <table:table-cell office:value-type="float" office:value="27.28297" calcext:value-type="float">
            <text:p>27.28297</text:p>
          </table:table-cell>
          <table:table-cell office:value-type="float" office:value="14.28297" calcext:value-type="float">
            <text:p>14.28297</text:p>
          </table:table-cell>
          <table:table-cell office:value-type="float" office:value="47.35424668" calcext:value-type="float">
            <text:p>47.35424668</text:p>
          </table:table-cell>
          <table:table-cell/>
          <table:table-cell office:value-type="float" office:value="26.71923" calcext:value-type="float">
            <text:p>26.71923</text:p>
          </table:table-cell>
          <table:table-cell office:value-type="float" office:value="13.71923" calcext:value-type="float">
            <text:p>13.71923</text:p>
          </table:table-cell>
          <table:table-cell office:value-type="float" office:value="61.2051947" calcext:value-type="float">
            <text:p>61.2051947</text:p>
          </table:table-cell>
          <table:table-cell/>
          <table:table-cell office:value-type="float" office:value="27.0397" calcext:value-type="float">
            <text:p>27.0397</text:p>
          </table:table-cell>
          <table:table-cell office:value-type="float" office:value="14.0397" calcext:value-type="float">
            <text:p>14.0397</text:p>
          </table:table-cell>
          <table:table-cell office:value-type="float" office:value="48.70547358" calcext:value-type="float">
            <text:p>48.70547358</text:p>
          </table:table-cell>
          <table:table-cell/>
          <table:table-cell office:value-type="float" office:value="27.85841" calcext:value-type="float">
            <text:p>27.85841</text:p>
          </table:table-cell>
          <table:table-cell office:value-type="float" office:value="14.85841" calcext:value-type="float">
            <text:p>14.85841</text:p>
          </table:table-cell>
          <table:table-cell office:value-type="float" office:value="50.81856087" calcext:value-type="float">
            <text:p>50.818560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8.94634" calcext:value-type="float">
            <text:p>28.94634</text:p>
          </table:table-cell>
          <table:table-cell office:value-type="float" office:value="14.94634" calcext:value-type="float">
            <text:p>14.94634</text:p>
          </table:table-cell>
          <table:table-cell office:value-type="float" office:value="67.96020535" calcext:value-type="float">
            <text:p>67.96020535</text:p>
          </table:table-cell>
          <table:table-cell/>
          <table:table-cell office:value-type="float" office:value="27.90251" calcext:value-type="float">
            <text:p>27.90251</text:p>
          </table:table-cell>
          <table:table-cell office:value-type="float" office:value="13.90251" calcext:value-type="float">
            <text:p>13.90251</text:p>
          </table:table-cell>
          <table:table-cell office:value-type="float" office:value="50.91033126" calcext:value-type="float">
            <text:p>50.91033126</text:p>
          </table:table-cell>
          <table:table-cell/>
          <table:table-cell office:value-type="float" office:value="27.06444" calcext:value-type="float">
            <text:p>27.06444</text:p>
          </table:table-cell>
          <table:table-cell office:value-type="float" office:value="13.06444" calcext:value-type="float">
            <text:p>13.06444</text:p>
          </table:table-cell>
          <table:table-cell office:value-type="float" office:value="63.21050452" calcext:value-type="float">
            <text:p>63.21050452</text:p>
          </table:table-cell>
          <table:table-cell/>
          <table:table-cell office:value-type="float" office:value="27.58161" calcext:value-type="float">
            <text:p>27.58161</text:p>
          </table:table-cell>
          <table:table-cell office:value-type="float" office:value="13.58161" calcext:value-type="float">
            <text:p>13.58161</text:p>
          </table:table-cell>
          <table:table-cell office:value-type="float" office:value="51.8098866" calcext:value-type="float">
            <text:p>51.8098866</text:p>
          </table:table-cell>
          <table:table-cell/>
          <table:table-cell office:value-type="float" office:value="28.30237" calcext:value-type="float">
            <text:p>28.30237</text:p>
          </table:table-cell>
          <table:table-cell office:value-type="float" office:value="14.30237" calcext:value-type="float">
            <text:p>14.30237</text:p>
          </table:table-cell>
          <table:table-cell office:value-type="float" office:value="53.278786" calcext:value-type="float">
            <text:p>53.2787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9.05996" calcext:value-type="float">
            <text:p>29.05996</text:p>
          </table:table-cell>
          <table:table-cell office:value-type="float" office:value="14.05996" calcext:value-type="float">
            <text:p>14.05996</text:p>
          </table:table-cell>
          <table:table-cell office:value-type="float" office:value="67.42904112" calcext:value-type="float">
            <text:p>67.42904112</text:p>
          </table:table-cell>
          <table:table-cell/>
          <table:table-cell office:value-type="float" office:value="28.45096" calcext:value-type="float">
            <text:p>28.45096</text:p>
          </table:table-cell>
          <table:table-cell office:value-type="float" office:value="13.45096" calcext:value-type="float">
            <text:p>13.45096</text:p>
          </table:table-cell>
          <table:table-cell office:value-type="float" office:value="54.01001497" calcext:value-type="float">
            <text:p>54.01001497</text:p>
          </table:table-cell>
          <table:table-cell/>
          <table:table-cell office:value-type="float" office:value="27.30155" calcext:value-type="float">
            <text:p>27.30155</text:p>
          </table:table-cell>
          <table:table-cell office:value-type="float" office:value="12.30155" calcext:value-type="float">
            <text:p>12.30155</text:p>
          </table:table-cell>
          <table:table-cell office:value-type="float" office:value="63.59757497" calcext:value-type="float">
            <text:p>63.59757497</text:p>
          </table:table-cell>
          <table:table-cell/>
          <table:table-cell office:value-type="float" office:value="28.00002" calcext:value-type="float">
            <text:p>28.00002</text:p>
          </table:table-cell>
          <table:table-cell office:value-type="float" office:value="13.00002" calcext:value-type="float">
            <text:p>13.00002</text:p>
          </table:table-cell>
          <table:table-cell office:value-type="float" office:value="53.63198868" calcext:value-type="float">
            <text:p>53.63198868</text:p>
          </table:table-cell>
          <table:table-cell/>
          <table:table-cell office:value-type="float" office:value="28.64048" calcext:value-type="float">
            <text:p>28.64048</text:p>
          </table:table-cell>
          <table:table-cell office:value-type="float" office:value="13.64048" calcext:value-type="float">
            <text:p>13.64048</text:p>
          </table:table-cell>
          <table:table-cell office:value-type="float" office:value="55.19503904" calcext:value-type="float">
            <text:p>55.195039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9.18142" calcext:value-type="float">
            <text:p>29.18142</text:p>
          </table:table-cell>
          <table:table-cell office:value-type="float" office:value="13.18142" calcext:value-type="float">
            <text:p>13.18142</text:p>
          </table:table-cell>
          <table:table-cell office:value-type="float" office:value="67.81954415" calcext:value-type="float">
            <text:p>67.81954415</text:p>
          </table:table-cell>
          <table:table-cell/>
          <table:table-cell office:value-type="float" office:value="28.87943" calcext:value-type="float">
            <text:p>28.87943</text:p>
          </table:table-cell>
          <table:table-cell office:value-type="float" office:value="12.87943" calcext:value-type="float">
            <text:p>12.87943</text:p>
          </table:table-cell>
          <table:table-cell office:value-type="float" office:value="55.82997809" calcext:value-type="float">
            <text:p>55.82997809</text:p>
          </table:table-cell>
          <table:table-cell/>
          <table:table-cell office:value-type="float" office:value="27.46695" calcext:value-type="float">
            <text:p>27.46695</text:p>
          </table:table-cell>
          <table:table-cell office:value-type="float" office:value="11.46695" calcext:value-type="float">
            <text:p>11.46695</text:p>
          </table:table-cell>
          <table:table-cell office:value-type="float" office:value="62.8202919" calcext:value-type="float">
            <text:p>62.8202919</text:p>
          </table:table-cell>
          <table:table-cell/>
          <table:table-cell office:value-type="float" office:value="28.33633" calcext:value-type="float">
            <text:p>28.33633</text:p>
          </table:table-cell>
          <table:table-cell office:value-type="float" office:value="12.33633" calcext:value-type="float">
            <text:p>12.33633</text:p>
          </table:table-cell>
          <table:table-cell office:value-type="float" office:value="55.22164397" calcext:value-type="float">
            <text:p>55.22164397</text:p>
          </table:table-cell>
          <table:table-cell/>
          <table:table-cell office:value-type="float" office:value="28.90739" calcext:value-type="float">
            <text:p>28.90739</text:p>
          </table:table-cell>
          <table:table-cell office:value-type="float" office:value="12.90739" calcext:value-type="float">
            <text:p>12.90739</text:p>
          </table:table-cell>
          <table:table-cell office:value-type="float" office:value="56.21016337" calcext:value-type="float">
            <text:p>56.210163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9.2438" calcext:value-type="float">
            <text:p>29.2438</text:p>
          </table:table-cell>
          <table:table-cell office:value-type="float" office:value="12.2438" calcext:value-type="float">
            <text:p>12.2438</text:p>
          </table:table-cell>
          <table:table-cell office:value-type="float" office:value="67.96353525" calcext:value-type="float">
            <text:p>67.96353525</text:p>
          </table:table-cell>
          <table:table-cell/>
          <table:table-cell office:value-type="float" office:value="29.21853" calcext:value-type="float">
            <text:p>29.21853</text:p>
          </table:table-cell>
          <table:table-cell office:value-type="float" office:value="12.21853" calcext:value-type="float">
            <text:p>12.21853</text:p>
          </table:table-cell>
          <table:table-cell office:value-type="float" office:value="57.52391999" calcext:value-type="float">
            <text:p>57.52391999</text:p>
          </table:table-cell>
          <table:table-cell/>
          <table:table-cell office:value-type="float" office:value="27.59449" calcext:value-type="float">
            <text:p>27.59449</text:p>
          </table:table-cell>
          <table:table-cell office:value-type="float" office:value="10.59449" calcext:value-type="float">
            <text:p>10.59449</text:p>
          </table:table-cell>
          <table:table-cell office:value-type="float" office:value="62.45138122" calcext:value-type="float">
            <text:p>62.45138122</text:p>
          </table:table-cell>
          <table:table-cell/>
          <table:table-cell office:value-type="float" office:value="28.61167" calcext:value-type="float">
            <text:p>28.61167</text:p>
          </table:table-cell>
          <table:table-cell office:value-type="float" office:value="11.61167" calcext:value-type="float">
            <text:p>11.61167</text:p>
          </table:table-cell>
          <table:table-cell office:value-type="float" office:value="56.00550712" calcext:value-type="float">
            <text:p>56.00550712</text:p>
          </table:table-cell>
          <table:table-cell/>
          <table:table-cell office:value-type="float" office:value="29.10284" calcext:value-type="float">
            <text:p>29.10284</text:p>
          </table:table-cell>
          <table:table-cell office:value-type="float" office:value="12.10284" calcext:value-type="float">
            <text:p>12.10284</text:p>
          </table:table-cell>
          <table:table-cell office:value-type="float" office:value="56.85240255" calcext:value-type="float">
            <text:p>56.852402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9.25582" calcext:value-type="float">
            <text:p>29.25582</text:p>
          </table:table-cell>
          <table:table-cell office:value-type="float" office:value="11.25582" calcext:value-type="float">
            <text:p>11.25582</text:p>
          </table:table-cell>
          <table:table-cell office:value-type="float" office:value="67.92398436" calcext:value-type="float">
            <text:p>67.92398436</text:p>
          </table:table-cell>
          <table:table-cell/>
          <table:table-cell office:value-type="float" office:value="29.49241" calcext:value-type="float">
            <text:p>29.49241</text:p>
          </table:table-cell>
          <table:table-cell office:value-type="float" office:value="11.49241" calcext:value-type="float">
            <text:p>11.49241</text:p>
          </table:table-cell>
          <table:table-cell office:value-type="float" office:value="58.62403961" calcext:value-type="float">
            <text:p>58.62403961</text:p>
          </table:table-cell>
          <table:table-cell/>
          <table:table-cell office:value-type="float" office:value="27.70302" calcext:value-type="float">
            <text:p>27.70302</text:p>
          </table:table-cell>
          <table:table-cell office:value-type="float" office:value="9.70302" calcext:value-type="float">
            <text:p>9.70302</text:p>
          </table:table-cell>
          <table:table-cell office:value-type="float" office:value="61.00377204" calcext:value-type="float">
            <text:p>61.00377204</text:p>
          </table:table-cell>
          <table:table-cell/>
          <table:table-cell office:value-type="float" office:value="28.84414" calcext:value-type="float">
            <text:p>28.84414</text:p>
          </table:table-cell>
          <table:table-cell office:value-type="float" office:value="10.84414" calcext:value-type="float">
            <text:p>10.84414</text:p>
          </table:table-cell>
          <table:table-cell office:value-type="float" office:value="56.14619089" calcext:value-type="float">
            <text:p>56.14619089</text:p>
          </table:table-cell>
          <table:table-cell/>
          <table:table-cell office:value-type="float" office:value="29.25043" calcext:value-type="float">
            <text:p>29.25043</text:p>
          </table:table-cell>
          <table:table-cell office:value-type="float" office:value="11.25043" calcext:value-type="float">
            <text:p>11.25043</text:p>
          </table:table-cell>
          <table:table-cell office:value-type="float" office:value="57.02437501" calcext:value-type="float">
            <text:p>57.024375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9.26299" calcext:value-type="float">
            <text:p>29.26299</text:p>
          </table:table-cell>
          <table:table-cell office:value-type="float" office:value="10.26299" calcext:value-type="float">
            <text:p>10.26299</text:p>
          </table:table-cell>
          <table:table-cell office:value-type="float" office:value="66.62159018" calcext:value-type="float">
            <text:p>66.62159018</text:p>
          </table:table-cell>
          <table:table-cell/>
          <table:table-cell office:value-type="float" office:value="29.70762" calcext:value-type="float">
            <text:p>29.70762</text:p>
          </table:table-cell>
          <table:table-cell office:value-type="float" office:value="10.70762" calcext:value-type="float">
            <text:p>10.70762</text:p>
          </table:table-cell>
          <table:table-cell office:value-type="float" office:value="58.1945833" calcext:value-type="float">
            <text:p>58.1945833</text:p>
          </table:table-cell>
          <table:table-cell/>
          <table:table-cell office:value-type="float" office:value="27.79665" calcext:value-type="float">
            <text:p>27.79665</text:p>
          </table:table-cell>
          <table:table-cell office:value-type="float" office:value="8.79665" calcext:value-type="float">
            <text:p>8.79665</text:p>
          </table:table-cell>
          <table:table-cell office:value-type="float" office:value="58.56158519" calcext:value-type="float">
            <text:p>58.56158519</text:p>
          </table:table-cell>
          <table:table-cell/>
          <table:table-cell office:value-type="float" office:value="29.03158" calcext:value-type="float">
            <text:p>29.03158</text:p>
          </table:table-cell>
          <table:table-cell office:value-type="float" office:value="10.03158" calcext:value-type="float">
            <text:p>10.03158</text:p>
          </table:table-cell>
          <table:table-cell office:value-type="float" office:value="56.19434471" calcext:value-type="float">
            <text:p>56.19434471</text:p>
          </table:table-cell>
          <table:table-cell/>
          <table:table-cell office:value-type="float" office:value="29.35772" calcext:value-type="float">
            <text:p>29.35772</text:p>
          </table:table-cell>
          <table:table-cell office:value-type="float" office:value="10.35772" calcext:value-type="float">
            <text:p>10.35772</text:p>
          </table:table-cell>
          <table:table-cell office:value-type="float" office:value="56.74585425" calcext:value-type="float">
            <text:p>56.745854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/00/0000</text:date>, <text:time style:data-style-name="N2" text:time-value="11:37:41.6019076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19T12:29:04.446543458</meta:creation-date>
    <dc:date>2025-06-26T11:51:20.067123406</dc:date>
    <meta:editing-duration>PT56M45S</meta:editing-duration>
    <meta:editing-cycles>5</meta:editing-cycles>
    <meta:generator>LibreOffice/6.4.7.2$Linux_X86_64 LibreOffice_project/40$Build-2</meta:generator>
    <meta:document-statistic meta:table-count="1" meta:cell-count="59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12cm" svg:y="0.316cm" chart:style-name="ch2">
          <text:p>POWER_out VS POWER_in</text:p>
        </chart:title>
        <chart:legend chart:legend-position="end" svg:x="10.264cm" svg:y="3.205cm" style:legend-expansion="high" chart:style-name="ch3"/>
        <chart:plot-area chart:style-name="ch4" table:cell-range-address="Sheet1.A1:Sheet1.A37 Sheet1.C1:Sheet1.C37 Sheet1.G1:Sheet1.G37 Sheet1.K1:Sheet1.K37 Sheet1.O1:Sheet1.O37 Sheet1.S1:Sheet1.S37" chart:data-source-has-labels="both" svg:x="1.331cm" svg:y="1.275cm" svg:width="8.613cm" svg:height="6.564cm">
          <chartooo:coordinate-region svg:x="1.952cm" svg:y="1.454cm" svg:width="7.992cm" svg:height="5.499cm"/>
          <chart:axis chart:dimension="x" chart:name="primary-x" chart:style-name="ch5" chartooo:axis-type="auto">
            <chartooo:date-scale/>
            <chart:title svg:x="4.76cm" svg:y="8.019cm" chart:style-name="ch6">
              <text:p>POWER_in</text:p>
            </chart:title>
            <chart:categories table:cell-range-address="Sheet1.A2:Sheet1.A37"/>
          </chart:axis>
          <chart:axis chart:dimension="y" chart:name="primary-y" chart:style-name="ch5">
            <chart:title svg:x="0.451cm" svg:y="5.527cm" chart:style-name="ch7">
              <text:p>POWER_out</text:p>
            </chart:title>
            <chart:grid chart:style-name="ch8" chart:class="major"/>
          </chart:axis>
          <chart:series chart:style-name="ch9" chart:values-cell-range-address="Sheet1.C2:Sheet1.C37" chart:label-cell-address="Sheet1.C1:Sheet1.C1" chart:class="chart:line">
            <chart:data-point chart:repeated="36"/>
          </chart:series>
          <chart:series chart:style-name="ch10" chart:values-cell-range-address="Sheet1.G2:Sheet1.G37" chart:label-cell-address="Sheet1.G1:Sheet1.G1" chart:class="chart:line">
            <chart:data-point chart:repeated="36"/>
          </chart:series>
          <chart:series chart:style-name="ch11" chart:values-cell-range-address="Sheet1.K2:Sheet1.K37" chart:label-cell-address="Sheet1.K1:Sheet1.K1" chart:class="chart:line">
            <chart:data-point chart:repeated="36"/>
          </chart:series>
          <chart:series chart:style-name="ch12" chart:values-cell-range-address="Sheet1.O2:Sheet1.O37" chart:label-cell-address="Sheet1.O1:Sheet1.O1" chart:class="chart:line">
            <chart:data-point chart:repeated="36"/>
          </chart:series>
          <chart:series chart:style-name="ch13" chart:values-cell-range-address="Sheet1.S2:Sheet1.S37" chart:label-cell-address="Sheet1.S1:Sheet1.S1" chart:class="chart:line">
            <chart:data-point chart:repeated="3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erOUT_800MHZ (actual)</text:p>
                <draw:g>
                  <svg:desc>Sheet1.C1:Sheet1.C1</svg:desc>
                </draw:g>
              </table:table-cell>
              <table:table-cell office:value-type="string">
                <text:p>PowerOUT_900MHZ (actual)</text:p>
                <draw:g>
                  <svg:desc>Sheet1.G1:Sheet1.G1</svg:desc>
                </draw:g>
              </table:table-cell>
              <table:table-cell office:value-type="string">
                <text:p>PowerOUT_1GHZ (actual)</text:p>
                <draw:g>
                  <svg:desc>Sheet1.K1:Sheet1.K1</svg:desc>
                </draw:g>
              </table:table-cell>
              <table:table-cell office:value-type="string">
                <text:p>PowerOUT_1.5GHZ (actual)</text:p>
                <draw:g>
                  <svg:desc>Sheet1.O1:Sheet1.O1</svg:desc>
                </draw:g>
              </table:table-cell>
              <table:table-cell office:value-type="string">
                <text:p>PowerOUT_2GHZ (actual)</text:p>
                <draw:g>
                  <svg:desc>Sheet1.S1:Sheet1.S1</svg:desc>
                </draw:g>
              </table:table-cell>
            </table:table-row>
          </table:table-header-rows>
          <table:table-rows>
            <table:table-row>
              <table:table-cell office:value-type="float" office:value="-16">
                <text:p>-16</text:p>
                <draw:g>
                  <svg:desc>Sheet1.A2:Sheet1.A37</svg:desc>
                </draw:g>
              </table:table-cell>
              <table:table-cell office:value-type="float" office:value="5.58695">
                <text:p>5.58695</text:p>
                <draw:g>
                  <svg:desc>Sheet1.C2:Sheet1.C37</svg:desc>
                </draw:g>
              </table:table-cell>
              <table:table-cell office:value-type="float" office:value="2.9301">
                <text:p>2.9301</text:p>
                <draw:g>
                  <svg:desc>Sheet1.G2:Sheet1.G37</svg:desc>
                </draw:g>
              </table:table-cell>
              <table:table-cell office:value-type="float" office:value="1.07449">
                <text:p>1.07449</text:p>
                <draw:g>
                  <svg:desc>Sheet1.K2:Sheet1.K37</svg:desc>
                </draw:g>
              </table:table-cell>
              <table:table-cell office:value-type="float" office:value="2.04208">
                <text:p>2.04208</text:p>
                <draw:g>
                  <svg:desc>Sheet1.O2:Sheet1.O37</svg:desc>
                </draw:g>
              </table:table-cell>
              <table:table-cell office:value-type="float" office:value="3.32628">
                <text:p>3.32628</text:p>
                <draw:g>
                  <svg:desc>Sheet1.S2:Sheet1.S37</svg:desc>
                </draw:g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6.59516">
                <text:p>6.59516</text:p>
              </table:table-cell>
              <table:table-cell office:value-type="float" office:value="3.92506">
                <text:p>3.92506</text:p>
              </table:table-cell>
              <table:table-cell office:value-type="float" office:value="2.05111">
                <text:p>2.05111</text:p>
              </table:table-cell>
              <table:table-cell office:value-type="float" office:value="3.04108">
                <text:p>3.04108</text:p>
              </table:table-cell>
              <table:table-cell office:value-type="float" office:value="4.34811">
                <text:p>4.34811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7.60841">
                <text:p>7.60841</text:p>
              </table:table-cell>
              <table:table-cell office:value-type="float" office:value="4.90977">
                <text:p>4.90977</text:p>
              </table:table-cell>
              <table:table-cell office:value-type="float" office:value="3.05732">
                <text:p>3.05732</text:p>
              </table:table-cell>
              <table:table-cell office:value-type="float" office:value="4.04354">
                <text:p>4.04354</text:p>
              </table:table-cell>
              <table:table-cell office:value-type="float" office:value="5.34781">
                <text:p>5.34781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8.6179">
                <text:p>8.6179</text:p>
              </table:table-cell>
              <table:table-cell office:value-type="float" office:value="5.91492">
                <text:p>5.91492</text:p>
              </table:table-cell>
              <table:table-cell office:value-type="float" office:value="4.05023">
                <text:p>4.05023</text:p>
              </table:table-cell>
              <table:table-cell office:value-type="float" office:value="5.03933">
                <text:p>5.03933</text:p>
              </table:table-cell>
              <table:table-cell office:value-type="float" office:value="6.35004">
                <text:p>6.35004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9.61802">
                <text:p>9.61802</text:p>
              </table:table-cell>
              <table:table-cell office:value-type="float" office:value="6.91283">
                <text:p>6.91283</text:p>
              </table:table-cell>
              <table:table-cell office:value-type="float" office:value="5.04582">
                <text:p>5.04582</text:p>
              </table:table-cell>
              <table:table-cell office:value-type="float" office:value="6.04972">
                <text:p>6.04972</text:p>
              </table:table-cell>
              <table:table-cell office:value-type="float" office:value="7.34546">
                <text:p>7.34546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10.63318">
                <text:p>10.63318</text:p>
              </table:table-cell>
              <table:table-cell office:value-type="float" office:value="7.90792">
                <text:p>7.90792</text:p>
              </table:table-cell>
              <table:table-cell office:value-type="float" office:value="6.0642">
                <text:p>6.0642</text:p>
              </table:table-cell>
              <table:table-cell office:value-type="float" office:value="7.05167">
                <text:p>7.05167</text:p>
              </table:table-cell>
              <table:table-cell office:value-type="float" office:value="8.3523">
                <text:p>8.3523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11.63018">
                <text:p>11.63018</text:p>
              </table:table-cell>
              <table:table-cell office:value-type="float" office:value="8.89221">
                <text:p>8.89221</text:p>
              </table:table-cell>
              <table:table-cell office:value-type="float" office:value="7.05589">
                <text:p>7.05589</text:p>
              </table:table-cell>
              <table:table-cell office:value-type="float" office:value="8.04916">
                <text:p>8.04916</text:p>
              </table:table-cell>
              <table:table-cell office:value-type="float" office:value="9.34273">
                <text:p>9.34273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12.63108">
                <text:p>12.63108</text:p>
              </table:table-cell>
              <table:table-cell office:value-type="float" office:value="9.89163">
                <text:p>9.89163</text:p>
              </table:table-cell>
              <table:table-cell office:value-type="float" office:value="8.06302">
                <text:p>8.06302</text:p>
              </table:table-cell>
              <table:table-cell office:value-type="float" office:value="9.04182">
                <text:p>9.04182</text:p>
              </table:table-cell>
              <table:table-cell office:value-type="float" office:value="10.34205">
                <text:p>10.34205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13.63404">
                <text:p>13.63404</text:p>
              </table:table-cell>
              <table:table-cell office:value-type="float" office:value="10.87233">
                <text:p>10.87233</text:p>
              </table:table-cell>
              <table:table-cell office:value-type="float" office:value="9.06532">
                <text:p>9.06532</text:p>
              </table:table-cell>
              <table:table-cell office:value-type="float" office:value="10.03988">
                <text:p>10.03988</text:p>
              </table:table-cell>
              <table:table-cell office:value-type="float" office:value="11.3379">
                <text:p>11.3379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14.63208">
                <text:p>14.63208</text:p>
              </table:table-cell>
              <table:table-cell office:value-type="float" office:value="11.85378">
                <text:p>11.85378</text:p>
              </table:table-cell>
              <table:table-cell office:value-type="float" office:value="10.07087">
                <text:p>10.07087</text:p>
              </table:table-cell>
              <table:table-cell office:value-type="float" office:value="11.03292">
                <text:p>11.03292</text:p>
              </table:table-cell>
              <table:table-cell office:value-type="float" office:value="12.32398">
                <text:p>12.32398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15.53685">
                <text:p>15.53685</text:p>
              </table:table-cell>
              <table:table-cell office:value-type="float" office:value="12.70192">
                <text:p>12.70192</text:p>
              </table:table-cell>
              <table:table-cell office:value-type="float" office:value="11.05065">
                <text:p>11.05065</text:p>
              </table:table-cell>
              <table:table-cell office:value-type="float" office:value="12.00557">
                <text:p>12.00557</text:p>
              </table:table-cell>
              <table:table-cell office:value-type="float" office:value="13.29677">
                <text:p>13.29677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16.51863">
                <text:p>16.51863</text:p>
              </table:table-cell>
              <table:table-cell office:value-type="float" office:value="13.67142">
                <text:p>13.67142</text:p>
              </table:table-cell>
              <table:table-cell office:value-type="float" office:value="12.06191">
                <text:p>12.06191</text:p>
              </table:table-cell>
              <table:table-cell office:value-type="float" office:value="12.99542">
                <text:p>12.99542</text:p>
              </table:table-cell>
              <table:table-cell office:value-type="float" office:value="14.27195">
                <text:p>14.27195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17.49111">
                <text:p>17.49111</text:p>
              </table:table-cell>
              <table:table-cell office:value-type="float" office:value="14.63426">
                <text:p>14.63426</text:p>
              </table:table-cell>
              <table:table-cell office:value-type="float" office:value="13.05534">
                <text:p>13.05534</text:p>
              </table:table-cell>
              <table:table-cell office:value-type="float" office:value="13.97046">
                <text:p>13.97046</text:p>
              </table:table-cell>
              <table:table-cell office:value-type="float" office:value="15.24017">
                <text:p>15.24017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18.45039">
                <text:p>18.45039</text:p>
              </table:table-cell>
              <table:table-cell office:value-type="float" office:value="15.5824">
                <text:p>15.5824</text:p>
              </table:table-cell>
              <table:table-cell office:value-type="float" office:value="14.04748">
                <text:p>14.04748</text:p>
              </table:table-cell>
              <table:table-cell office:value-type="float" office:value="14.9406">
                <text:p>14.9406</text:p>
              </table:table-cell>
              <table:table-cell office:value-type="float" office:value="16.1837">
                <text:p>16.1837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19.39166">
                <text:p>19.39166</text:p>
              </table:table-cell>
              <table:table-cell office:value-type="float" office:value="16.5091">
                <text:p>16.5091</text:p>
              </table:table-cell>
              <table:table-cell office:value-type="float" office:value="15.03724">
                <text:p>15.03724</text:p>
              </table:table-cell>
              <table:table-cell office:value-type="float" office:value="15.89376">
                <text:p>15.89376</text:p>
              </table:table-cell>
              <table:table-cell office:value-type="float" office:value="17.11271">
                <text:p>17.11271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20.10258">
                <text:p>20.10258</text:p>
              </table:table-cell>
              <table:table-cell office:value-type="float" office:value="17.09044">
                <text:p>17.09044</text:p>
              </table:table-cell>
              <table:table-cell office:value-type="float" office:value="16.03776">
                <text:p>16.03776</text:p>
              </table:table-cell>
              <table:table-cell office:value-type="float" office:value="16.82692">
                <text:p>16.82692</text:p>
              </table:table-cell>
              <table:table-cell office:value-type="float" office:value="18.00519">
                <text:p>18.0051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0.97414">
                <text:p>20.97414</text:p>
              </table:table-cell>
              <table:table-cell office:value-type="float" office:value="17.97139">
                <text:p>17.97139</text:p>
              </table:table-cell>
              <table:table-cell office:value-type="float" office:value="17.00949">
                <text:p>17.00949</text:p>
              </table:table-cell>
              <table:table-cell office:value-type="float" office:value="17.73277">
                <text:p>17.73277</text:p>
              </table:table-cell>
              <table:table-cell office:value-type="float" office:value="18.86233">
                <text:p>18.8623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1.82043">
                <text:p>21.82043</text:p>
              </table:table-cell>
              <table:table-cell office:value-type="float" office:value="18.81075">
                <text:p>18.81075</text:p>
              </table:table-cell>
              <table:table-cell office:value-type="float" office:value="17.95792">
                <text:p>17.95792</text:p>
              </table:table-cell>
              <table:table-cell office:value-type="float" office:value="18.60507">
                <text:p>18.60507</text:p>
              </table:table-cell>
              <table:table-cell office:value-type="float" office:value="19.67826">
                <text:p>19.6782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2.61364">
                <text:p>22.61364</text:p>
              </table:table-cell>
              <table:table-cell office:value-type="float" office:value="19.60897">
                <text:p>19.60897</text:p>
              </table:table-cell>
              <table:table-cell office:value-type="float" office:value="18.88442">
                <text:p>18.88442</text:p>
              </table:table-cell>
              <table:table-cell office:value-type="float" office:value="19.43363">
                <text:p>19.43363</text:p>
              </table:table-cell>
              <table:table-cell office:value-type="float" office:value="20.45331">
                <text:p>20.453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3.36012">
                <text:p>23.36012</text:p>
              </table:table-cell>
              <table:table-cell office:value-type="float" office:value="20.36704">
                <text:p>20.36704</text:p>
              </table:table-cell>
              <table:table-cell office:value-type="float" office:value="19.78466">
                <text:p>19.78466</text:p>
              </table:table-cell>
              <table:table-cell office:value-type="float" office:value="20.21022">
                <text:p>20.21022</text:p>
              </table:table-cell>
              <table:table-cell office:value-type="float" office:value="21.19494">
                <text:p>21.1949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.0819">
                <text:p>24.0819</text:p>
              </table:table-cell>
              <table:table-cell office:value-type="float" office:value="21.09093">
                <text:p>21.09093</text:p>
              </table:table-cell>
              <table:table-cell office:value-type="float" office:value="20.64718">
                <text:p>20.64718</text:p>
              </table:table-cell>
              <table:table-cell office:value-type="float" office:value="20.93978">
                <text:p>20.93978</text:p>
              </table:table-cell>
              <table:table-cell office:value-type="float" office:value="21.91505">
                <text:p>21.9150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4.78728">
                <text:p>24.78728</text:p>
              </table:table-cell>
              <table:table-cell office:value-type="float" office:value="21.79004">
                <text:p>21.79004</text:p>
              </table:table-cell>
              <table:table-cell office:value-type="float" office:value="21.46546">
                <text:p>21.46546</text:p>
              </table:table-cell>
              <table:table-cell office:value-type="float" office:value="21.63698">
                <text:p>21.63698</text:p>
              </table:table-cell>
              <table:table-cell office:value-type="float" office:value="22.62255">
                <text:p>22.622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.48734">
                <text:p>25.48734</text:p>
              </table:table-cell>
              <table:table-cell office:value-type="float" office:value="22.48785">
                <text:p>22.48785</text:p>
              </table:table-cell>
              <table:table-cell office:value-type="float" office:value="22.23996">
                <text:p>22.23996</text:p>
              </table:table-cell>
              <table:table-cell office:value-type="float" office:value="22.32685">
                <text:p>22.32685</text:p>
              </table:table-cell>
              <table:table-cell office:value-type="float" office:value="23.32474">
                <text:p>23.3247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6.17617">
                <text:p>26.17617</text:p>
              </table:table-cell>
              <table:table-cell office:value-type="float" office:value="23.18081">
                <text:p>23.18081</text:p>
              </table:table-cell>
              <table:table-cell office:value-type="float" office:value="22.97438">
                <text:p>22.97438</text:p>
              </table:table-cell>
              <table:table-cell office:value-type="float" office:value="23.0091">
                <text:p>23.0091</text:p>
              </table:table-cell>
              <table:table-cell office:value-type="float" office:value="24.01354">
                <text:p>24.0135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.84969">
                <text:p>26.84969</text:p>
              </table:table-cell>
              <table:table-cell office:value-type="float" office:value="23.8761">
                <text:p>23.8761</text:p>
              </table:table-cell>
              <table:table-cell office:value-type="float" office:value="23.66933">
                <text:p>23.66933</text:p>
              </table:table-cell>
              <table:table-cell office:value-type="float" office:value="23.69231">
                <text:p>23.69231</text:p>
              </table:table-cell>
              <table:table-cell office:value-type="float" office:value="24.70027">
                <text:p>24.7002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7.48576">
                <text:p>27.48576</text:p>
              </table:table-cell>
              <table:table-cell office:value-type="float" office:value="24.56785">
                <text:p>24.56785</text:p>
              </table:table-cell>
              <table:table-cell office:value-type="float" office:value="24.33436">
                <text:p>24.33436</text:p>
              </table:table-cell>
              <table:table-cell office:value-type="float" office:value="24.37718">
                <text:p>24.37718</text:p>
              </table:table-cell>
              <table:table-cell office:value-type="float" office:value="25.38026">
                <text:p>25.380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.99873">
                <text:p>27.99873</text:p>
              </table:table-cell>
              <table:table-cell office:value-type="float" office:value="25.2575">
                <text:p>25.2575</text:p>
              </table:table-cell>
              <table:table-cell office:value-type="float" office:value="24.98221">
                <text:p>24.98221</text:p>
              </table:table-cell>
              <table:table-cell office:value-type="float" office:value="25.06242">
                <text:p>25.06242</text:p>
              </table:table-cell>
              <table:table-cell office:value-type="float" office:value="26.05135">
                <text:p>26.0513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8.35031">
                <text:p>28.35031</text:p>
              </table:table-cell>
              <table:table-cell office:value-type="float" office:value="25.94445">
                <text:p>25.94445</text:p>
              </table:table-cell>
              <table:table-cell office:value-type="float" office:value="25.61663">
                <text:p>25.61663</text:p>
              </table:table-cell>
              <table:table-cell office:value-type="float" office:value="25.74252">
                <text:p>25.74252</text:p>
              </table:table-cell>
              <table:table-cell office:value-type="float" office:value="26.69899">
                <text:p>26.6989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8.60385">
                <text:p>28.60385</text:p>
              </table:table-cell>
              <table:table-cell office:value-type="float" office:value="26.62327">
                <text:p>26.62327</text:p>
              </table:table-cell>
              <table:table-cell office:value-type="float" office:value="26.2103">
                <text:p>26.2103</text:p>
              </table:table-cell>
              <table:table-cell office:value-type="float" office:value="26.40784">
                <text:p>26.40784</text:p>
              </table:table-cell>
              <table:table-cell office:value-type="float" office:value="27.30849">
                <text:p>27.308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8.79233">
                <text:p>28.79233</text:p>
              </table:table-cell>
              <table:table-cell office:value-type="float" office:value="27.28297">
                <text:p>27.28297</text:p>
              </table:table-cell>
              <table:table-cell office:value-type="float" office:value="26.71923">
                <text:p>26.71923</text:p>
              </table:table-cell>
              <table:table-cell office:value-type="float" office:value="27.0397">
                <text:p>27.0397</text:p>
              </table:table-cell>
              <table:table-cell office:value-type="float" office:value="27.85841">
                <text:p>27.8584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8.94634">
                <text:p>28.94634</text:p>
              </table:table-cell>
              <table:table-cell office:value-type="float" office:value="27.90251">
                <text:p>27.90251</text:p>
              </table:table-cell>
              <table:table-cell office:value-type="float" office:value="27.06444">
                <text:p>27.06444</text:p>
              </table:table-cell>
              <table:table-cell office:value-type="float" office:value="27.58161">
                <text:p>27.58161</text:p>
              </table:table-cell>
              <table:table-cell office:value-type="float" office:value="28.30237">
                <text:p>28.3023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9.05996">
                <text:p>29.05996</text:p>
              </table:table-cell>
              <table:table-cell office:value-type="float" office:value="28.45096">
                <text:p>28.45096</text:p>
              </table:table-cell>
              <table:table-cell office:value-type="float" office:value="27.30155">
                <text:p>27.30155</text:p>
              </table:table-cell>
              <table:table-cell office:value-type="float" office:value="28.00002">
                <text:p>28.00002</text:p>
              </table:table-cell>
              <table:table-cell office:value-type="float" office:value="28.64048">
                <text:p>28.6404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9.18142">
                <text:p>29.18142</text:p>
              </table:table-cell>
              <table:table-cell office:value-type="float" office:value="28.87943">
                <text:p>28.87943</text:p>
              </table:table-cell>
              <table:table-cell office:value-type="float" office:value="27.46695">
                <text:p>27.46695</text:p>
              </table:table-cell>
              <table:table-cell office:value-type="float" office:value="28.33633">
                <text:p>28.33633</text:p>
              </table:table-cell>
              <table:table-cell office:value-type="float" office:value="28.90739">
                <text:p>28.9073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9.2438">
                <text:p>29.2438</text:p>
              </table:table-cell>
              <table:table-cell office:value-type="float" office:value="29.21853">
                <text:p>29.21853</text:p>
              </table:table-cell>
              <table:table-cell office:value-type="float" office:value="27.59449">
                <text:p>27.59449</text:p>
              </table:table-cell>
              <table:table-cell office:value-type="float" office:value="28.61167">
                <text:p>28.61167</text:p>
              </table:table-cell>
              <table:table-cell office:value-type="float" office:value="29.10284">
                <text:p>29.1028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9.25582">
                <text:p>29.25582</text:p>
              </table:table-cell>
              <table:table-cell office:value-type="float" office:value="29.49241">
                <text:p>29.49241</text:p>
              </table:table-cell>
              <table:table-cell office:value-type="float" office:value="27.70302">
                <text:p>27.70302</text:p>
              </table:table-cell>
              <table:table-cell office:value-type="float" office:value="28.84414">
                <text:p>28.84414</text:p>
              </table:table-cell>
              <table:table-cell office:value-type="float" office:value="29.25043">
                <text:p>29.2504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.26299">
                <text:p>29.26299</text:p>
              </table:table-cell>
              <table:table-cell office:value-type="float" office:value="29.70762">
                <text:p>29.70762</text:p>
              </table:table-cell>
              <table:table-cell office:value-type="float" office:value="27.79665">
                <text:p>27.79665</text:p>
              </table:table-cell>
              <table:table-cell office:value-type="float" office:value="29.03158">
                <text:p>29.03158</text:p>
              </table:table-cell>
              <table:table-cell office:value-type="float" office:value="29.35772">
                <text:p>29.357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27cm" svg:y="0.316cm" chart:style-name="ch2">
          <text:p>GAIN VS POWER_in</text:p>
        </chart:title>
        <chart:legend chart:legend-position="end" svg:x="11.587cm" svg:y="3.205cm" style:legend-expansion="high" chart:style-name="ch3"/>
        <chart:plot-area chart:style-name="ch4" table:cell-range-address="Sheet1.A1:Sheet1.A37 Sheet1.D1:Sheet1.D37 Sheet1.H1:Sheet1.H37 Sheet1.L1:Sheet1.L37 Sheet1.P1:Sheet1.P37 Sheet1.T1:Sheet1.T37" chart:data-source-has-labels="both" svg:x="1.331cm" svg:y="1.275cm" svg:width="9.936cm" svg:height="6.564cm">
          <chartooo:coordinate-region svg:x="1.952cm" svg:y="1.454cm" svg:width="9.315cm" svg:height="5.499cm"/>
          <chart:axis chart:dimension="x" chart:name="primary-x" chart:style-name="ch5" chartooo:axis-type="auto">
            <chartooo:date-scale/>
            <chart:title svg:x="5.422cm" svg:y="8.019cm" chart:style-name="ch6">
              <text:p>POWER_in</text:p>
            </chart:title>
            <chart:categories table:cell-range-address="Sheet1.A2:Sheet1.A37"/>
          </chart:axis>
          <chart:axis chart:dimension="y" chart:name="primary-y" chart:style-name="ch5">
            <chart:title svg:x="0.451cm" svg:y="4.998cm" chart:style-name="ch7">
              <text:p>GAIN</text:p>
            </chart:title>
            <chart:grid chart:style-name="ch8" chart:class="major"/>
          </chart:axis>
          <chart:series chart:style-name="ch9" chart:values-cell-range-address="Sheet1.D2:Sheet1.D37" chart:label-cell-address="Sheet1.D1:Sheet1.D1" chart:class="chart:line">
            <chart:data-point chart:repeated="36"/>
          </chart:series>
          <chart:series chart:style-name="ch10" chart:values-cell-range-address="Sheet1.H2:Sheet1.H37" chart:label-cell-address="Sheet1.H1:Sheet1.H1" chart:class="chart:line">
            <chart:data-point chart:repeated="36"/>
          </chart:series>
          <chart:series chart:style-name="ch11" chart:values-cell-range-address="Sheet1.L2:Sheet1.L37" chart:label-cell-address="Sheet1.L1:Sheet1.L1" chart:class="chart:line">
            <chart:data-point chart:repeated="36"/>
          </chart:series>
          <chart:series chart:style-name="ch12" chart:values-cell-range-address="Sheet1.P2:Sheet1.P37" chart:label-cell-address="Sheet1.P1:Sheet1.P1" chart:class="chart:line">
            <chart:data-point chart:repeated="36"/>
          </chart:series>
          <chart:series chart:style-name="ch13" chart:values-cell-range-address="Sheet1.T2:Sheet1.T37" chart:label-cell-address="Sheet1.T1:Sheet1.T1" chart:class="chart:line">
            <chart:data-point chart:repeated="3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_800MHZ (dB)</text:p>
                <draw:g>
                  <svg:desc>Sheet1.D1:Sheet1.D1</svg:desc>
                </draw:g>
              </table:table-cell>
              <table:table-cell office:value-type="string">
                <text:p>GAIN_900MHZ (dB)</text:p>
                <draw:g>
                  <svg:desc>Sheet1.H1:Sheet1.H1</svg:desc>
                </draw:g>
              </table:table-cell>
              <table:table-cell office:value-type="string">
                <text:p>GAIN_1GHZ (dB)</text:p>
                <draw:g>
                  <svg:desc>Sheet1.L1:Sheet1.L1</svg:desc>
                </draw:g>
              </table:table-cell>
              <table:table-cell office:value-type="string">
                <text:p>GAIN_1.5GHZ (dB)</text:p>
                <draw:g>
                  <svg:desc>Sheet1.P1:Sheet1.P1</svg:desc>
                </draw:g>
              </table:table-cell>
              <table:table-cell office:value-type="string">
                <text:p>GAIN_2GHZ (dB)</text:p>
                <draw:g>
                  <svg:desc>Sheet1.T1:Sheet1.T1</svg:desc>
                </draw:g>
              </table:table-cell>
            </table:table-row>
          </table:table-header-rows>
          <table:table-rows>
            <table:table-row>
              <table:table-cell office:value-type="float" office:value="-16">
                <text:p>-16</text:p>
                <draw:g>
                  <svg:desc>Sheet1.A2:Sheet1.A37</svg:desc>
                </draw:g>
              </table:table-cell>
              <table:table-cell office:value-type="float" office:value="21.58695">
                <text:p>21.58695</text:p>
                <draw:g>
                  <svg:desc>Sheet1.D2:Sheet1.D37</svg:desc>
                </draw:g>
              </table:table-cell>
              <table:table-cell office:value-type="float" office:value="18.9301">
                <text:p>18.9301</text:p>
                <draw:g>
                  <svg:desc>Sheet1.H2:Sheet1.H37</svg:desc>
                </draw:g>
              </table:table-cell>
              <table:table-cell office:value-type="float" office:value="17.07449">
                <text:p>17.07449</text:p>
                <draw:g>
                  <svg:desc>Sheet1.L2:Sheet1.L37</svg:desc>
                </draw:g>
              </table:table-cell>
              <table:table-cell office:value-type="float" office:value="18.04208">
                <text:p>18.04208</text:p>
                <draw:g>
                  <svg:desc>Sheet1.P2:Sheet1.P37</svg:desc>
                </draw:g>
              </table:table-cell>
              <table:table-cell office:value-type="float" office:value="19.32628">
                <text:p>19.32628</text:p>
                <draw:g>
                  <svg:desc>Sheet1.T2:Sheet1.T37</svg:desc>
                </draw:g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21.59516">
                <text:p>21.59516</text:p>
              </table:table-cell>
              <table:table-cell office:value-type="float" office:value="18.92506">
                <text:p>18.92506</text:p>
              </table:table-cell>
              <table:table-cell office:value-type="float" office:value="17.05111">
                <text:p>17.05111</text:p>
              </table:table-cell>
              <table:table-cell office:value-type="float" office:value="18.04108">
                <text:p>18.04108</text:p>
              </table:table-cell>
              <table:table-cell office:value-type="float" office:value="19.34811">
                <text:p>19.34811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21.60841">
                <text:p>21.60841</text:p>
              </table:table-cell>
              <table:table-cell office:value-type="float" office:value="18.90977">
                <text:p>18.90977</text:p>
              </table:table-cell>
              <table:table-cell office:value-type="float" office:value="17.05732">
                <text:p>17.05732</text:p>
              </table:table-cell>
              <table:table-cell office:value-type="float" office:value="18.04354">
                <text:p>18.04354</text:p>
              </table:table-cell>
              <table:table-cell office:value-type="float" office:value="19.34781">
                <text:p>19.34781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21.6179">
                <text:p>21.6179</text:p>
              </table:table-cell>
              <table:table-cell office:value-type="float" office:value="18.91492">
                <text:p>18.91492</text:p>
              </table:table-cell>
              <table:table-cell office:value-type="float" office:value="17.05023">
                <text:p>17.05023</text:p>
              </table:table-cell>
              <table:table-cell office:value-type="float" office:value="18.03933">
                <text:p>18.03933</text:p>
              </table:table-cell>
              <table:table-cell office:value-type="float" office:value="19.35004">
                <text:p>19.35004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21.61802">
                <text:p>21.61802</text:p>
              </table:table-cell>
              <table:table-cell office:value-type="float" office:value="18.91283">
                <text:p>18.91283</text:p>
              </table:table-cell>
              <table:table-cell office:value-type="float" office:value="17.04582">
                <text:p>17.04582</text:p>
              </table:table-cell>
              <table:table-cell office:value-type="float" office:value="18.04972">
                <text:p>18.04972</text:p>
              </table:table-cell>
              <table:table-cell office:value-type="float" office:value="19.34546">
                <text:p>19.34546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21.63318">
                <text:p>21.63318</text:p>
              </table:table-cell>
              <table:table-cell office:value-type="float" office:value="18.90792">
                <text:p>18.90792</text:p>
              </table:table-cell>
              <table:table-cell office:value-type="float" office:value="17.0642">
                <text:p>17.0642</text:p>
              </table:table-cell>
              <table:table-cell office:value-type="float" office:value="18.05167">
                <text:p>18.05167</text:p>
              </table:table-cell>
              <table:table-cell office:value-type="float" office:value="19.3523">
                <text:p>19.3523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21.63018">
                <text:p>21.63018</text:p>
              </table:table-cell>
              <table:table-cell office:value-type="float" office:value="18.89221">
                <text:p>18.89221</text:p>
              </table:table-cell>
              <table:table-cell office:value-type="float" office:value="17.05589">
                <text:p>17.05589</text:p>
              </table:table-cell>
              <table:table-cell office:value-type="float" office:value="18.04916">
                <text:p>18.04916</text:p>
              </table:table-cell>
              <table:table-cell office:value-type="float" office:value="19.34273">
                <text:p>19.34273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21.63108">
                <text:p>21.63108</text:p>
              </table:table-cell>
              <table:table-cell office:value-type="float" office:value="18.89163">
                <text:p>18.89163</text:p>
              </table:table-cell>
              <table:table-cell office:value-type="float" office:value="17.06302">
                <text:p>17.06302</text:p>
              </table:table-cell>
              <table:table-cell office:value-type="float" office:value="18.04182">
                <text:p>18.04182</text:p>
              </table:table-cell>
              <table:table-cell office:value-type="float" office:value="19.34205">
                <text:p>19.34205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21.63404">
                <text:p>21.63404</text:p>
              </table:table-cell>
              <table:table-cell office:value-type="float" office:value="18.87233">
                <text:p>18.87233</text:p>
              </table:table-cell>
              <table:table-cell office:value-type="float" office:value="17.06532">
                <text:p>17.06532</text:p>
              </table:table-cell>
              <table:table-cell office:value-type="float" office:value="18.03988">
                <text:p>18.03988</text:p>
              </table:table-cell>
              <table:table-cell office:value-type="float" office:value="19.3379">
                <text:p>19.3379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21.63208">
                <text:p>21.63208</text:p>
              </table:table-cell>
              <table:table-cell office:value-type="float" office:value="18.85378">
                <text:p>18.85378</text:p>
              </table:table-cell>
              <table:table-cell office:value-type="float" office:value="17.07087">
                <text:p>17.07087</text:p>
              </table:table-cell>
              <table:table-cell office:value-type="float" office:value="18.03292">
                <text:p>18.03292</text:p>
              </table:table-cell>
              <table:table-cell office:value-type="float" office:value="19.32398">
                <text:p>19.32398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21.53685">
                <text:p>21.53685</text:p>
              </table:table-cell>
              <table:table-cell office:value-type="float" office:value="18.70192">
                <text:p>18.70192</text:p>
              </table:table-cell>
              <table:table-cell office:value-type="float" office:value="17.05065">
                <text:p>17.05065</text:p>
              </table:table-cell>
              <table:table-cell office:value-type="float" office:value="18.00557">
                <text:p>18.00557</text:p>
              </table:table-cell>
              <table:table-cell office:value-type="float" office:value="19.29677">
                <text:p>19.29677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21.51863">
                <text:p>21.51863</text:p>
              </table:table-cell>
              <table:table-cell office:value-type="float" office:value="18.67142">
                <text:p>18.67142</text:p>
              </table:table-cell>
              <table:table-cell office:value-type="float" office:value="17.06191">
                <text:p>17.06191</text:p>
              </table:table-cell>
              <table:table-cell office:value-type="float" office:value="17.99542">
                <text:p>17.99542</text:p>
              </table:table-cell>
              <table:table-cell office:value-type="float" office:value="19.27195">
                <text:p>19.27195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21.49111">
                <text:p>21.49111</text:p>
              </table:table-cell>
              <table:table-cell office:value-type="float" office:value="18.63426">
                <text:p>18.63426</text:p>
              </table:table-cell>
              <table:table-cell office:value-type="float" office:value="17.05534">
                <text:p>17.05534</text:p>
              </table:table-cell>
              <table:table-cell office:value-type="float" office:value="17.97046">
                <text:p>17.97046</text:p>
              </table:table-cell>
              <table:table-cell office:value-type="float" office:value="19.24017">
                <text:p>19.24017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21.45039">
                <text:p>21.45039</text:p>
              </table:table-cell>
              <table:table-cell office:value-type="float" office:value="18.5824">
                <text:p>18.5824</text:p>
              </table:table-cell>
              <table:table-cell office:value-type="float" office:value="17.04748">
                <text:p>17.04748</text:p>
              </table:table-cell>
              <table:table-cell office:value-type="float" office:value="17.9406">
                <text:p>17.9406</text:p>
              </table:table-cell>
              <table:table-cell office:value-type="float" office:value="19.1837">
                <text:p>19.1837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21.39166">
                <text:p>21.39166</text:p>
              </table:table-cell>
              <table:table-cell office:value-type="float" office:value="18.5091">
                <text:p>18.5091</text:p>
              </table:table-cell>
              <table:table-cell office:value-type="float" office:value="17.03724">
                <text:p>17.03724</text:p>
              </table:table-cell>
              <table:table-cell office:value-type="float" office:value="17.89376">
                <text:p>17.89376</text:p>
              </table:table-cell>
              <table:table-cell office:value-type="float" office:value="19.11271">
                <text:p>19.11271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21.10258">
                <text:p>21.10258</text:p>
              </table:table-cell>
              <table:table-cell office:value-type="float" office:value="18.09044">
                <text:p>18.09044</text:p>
              </table:table-cell>
              <table:table-cell office:value-type="float" office:value="17.03776">
                <text:p>17.03776</text:p>
              </table:table-cell>
              <table:table-cell office:value-type="float" office:value="17.82692">
                <text:p>17.82692</text:p>
              </table:table-cell>
              <table:table-cell office:value-type="float" office:value="19.00519">
                <text:p>19.0051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0.97414">
                <text:p>20.97414</text:p>
              </table:table-cell>
              <table:table-cell office:value-type="float" office:value="17.97139">
                <text:p>17.97139</text:p>
              </table:table-cell>
              <table:table-cell office:value-type="float" office:value="17.00949">
                <text:p>17.00949</text:p>
              </table:table-cell>
              <table:table-cell office:value-type="float" office:value="17.73277">
                <text:p>17.73277</text:p>
              </table:table-cell>
              <table:table-cell office:value-type="float" office:value="18.86233">
                <text:p>18.8623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0.82043">
                <text:p>20.82043</text:p>
              </table:table-cell>
              <table:table-cell office:value-type="float" office:value="17.81075">
                <text:p>17.81075</text:p>
              </table:table-cell>
              <table:table-cell office:value-type="float" office:value="16.95792">
                <text:p>16.95792</text:p>
              </table:table-cell>
              <table:table-cell office:value-type="float" office:value="17.60507">
                <text:p>17.60507</text:p>
              </table:table-cell>
              <table:table-cell office:value-type="float" office:value="18.67826">
                <text:p>18.6782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0.61364">
                <text:p>20.61364</text:p>
              </table:table-cell>
              <table:table-cell office:value-type="float" office:value="17.60897">
                <text:p>17.60897</text:p>
              </table:table-cell>
              <table:table-cell office:value-type="float" office:value="16.88442">
                <text:p>16.88442</text:p>
              </table:table-cell>
              <table:table-cell office:value-type="float" office:value="17.43363">
                <text:p>17.43363</text:p>
              </table:table-cell>
              <table:table-cell office:value-type="float" office:value="18.45331">
                <text:p>18.453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.36012">
                <text:p>20.36012</text:p>
              </table:table-cell>
              <table:table-cell office:value-type="float" office:value="17.36704">
                <text:p>17.36704</text:p>
              </table:table-cell>
              <table:table-cell office:value-type="float" office:value="16.78466">
                <text:p>16.78466</text:p>
              </table:table-cell>
              <table:table-cell office:value-type="float" office:value="17.21022">
                <text:p>17.21022</text:p>
              </table:table-cell>
              <table:table-cell office:value-type="float" office:value="18.19494">
                <text:p>18.1949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.0819">
                <text:p>20.0819</text:p>
              </table:table-cell>
              <table:table-cell office:value-type="float" office:value="17.09093">
                <text:p>17.09093</text:p>
              </table:table-cell>
              <table:table-cell office:value-type="float" office:value="16.64718">
                <text:p>16.64718</text:p>
              </table:table-cell>
              <table:table-cell office:value-type="float" office:value="16.93978">
                <text:p>16.93978</text:p>
              </table:table-cell>
              <table:table-cell office:value-type="float" office:value="17.91505">
                <text:p>17.9150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9.78728">
                <text:p>19.78728</text:p>
              </table:table-cell>
              <table:table-cell office:value-type="float" office:value="16.79004">
                <text:p>16.79004</text:p>
              </table:table-cell>
              <table:table-cell office:value-type="float" office:value="16.46546">
                <text:p>16.46546</text:p>
              </table:table-cell>
              <table:table-cell office:value-type="float" office:value="16.63698">
                <text:p>16.63698</text:p>
              </table:table-cell>
              <table:table-cell office:value-type="float" office:value="17.62255">
                <text:p>17.622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9.48734">
                <text:p>19.48734</text:p>
              </table:table-cell>
              <table:table-cell office:value-type="float" office:value="16.48785">
                <text:p>16.48785</text:p>
              </table:table-cell>
              <table:table-cell office:value-type="float" office:value="16.23996">
                <text:p>16.23996</text:p>
              </table:table-cell>
              <table:table-cell office:value-type="float" office:value="16.32685">
                <text:p>16.32685</text:p>
              </table:table-cell>
              <table:table-cell office:value-type="float" office:value="17.32474">
                <text:p>17.3247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9.17617">
                <text:p>19.17617</text:p>
              </table:table-cell>
              <table:table-cell office:value-type="float" office:value="16.18081">
                <text:p>16.18081</text:p>
              </table:table-cell>
              <table:table-cell office:value-type="float" office:value="15.97438">
                <text:p>15.97438</text:p>
              </table:table-cell>
              <table:table-cell office:value-type="float" office:value="16.0091">
                <text:p>16.0091</text:p>
              </table:table-cell>
              <table:table-cell office:value-type="float" office:value="17.01354">
                <text:p>17.0135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.84969">
                <text:p>18.84969</text:p>
              </table:table-cell>
              <table:table-cell office:value-type="float" office:value="15.8761">
                <text:p>15.8761</text:p>
              </table:table-cell>
              <table:table-cell office:value-type="float" office:value="15.66933">
                <text:p>15.66933</text:p>
              </table:table-cell>
              <table:table-cell office:value-type="float" office:value="15.69231">
                <text:p>15.69231</text:p>
              </table:table-cell>
              <table:table-cell office:value-type="float" office:value="16.70027">
                <text:p>16.7002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8.48576">
                <text:p>18.48576</text:p>
              </table:table-cell>
              <table:table-cell office:value-type="float" office:value="15.56785">
                <text:p>15.56785</text:p>
              </table:table-cell>
              <table:table-cell office:value-type="float" office:value="15.33436">
                <text:p>15.33436</text:p>
              </table:table-cell>
              <table:table-cell office:value-type="float" office:value="15.37718">
                <text:p>15.37718</text:p>
              </table:table-cell>
              <table:table-cell office:value-type="float" office:value="16.38026">
                <text:p>16.380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99873">
                <text:p>17.99873</text:p>
              </table:table-cell>
              <table:table-cell office:value-type="float" office:value="15.2575">
                <text:p>15.2575</text:p>
              </table:table-cell>
              <table:table-cell office:value-type="float" office:value="14.98221">
                <text:p>14.98221</text:p>
              </table:table-cell>
              <table:table-cell office:value-type="float" office:value="15.06242">
                <text:p>15.06242</text:p>
              </table:table-cell>
              <table:table-cell office:value-type="float" office:value="16.05135">
                <text:p>16.0513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7.35031">
                <text:p>17.35031</text:p>
              </table:table-cell>
              <table:table-cell office:value-type="float" office:value="14.94445">
                <text:p>14.94445</text:p>
              </table:table-cell>
              <table:table-cell office:value-type="float" office:value="14.61663">
                <text:p>14.61663</text:p>
              </table:table-cell>
              <table:table-cell office:value-type="float" office:value="14.74252">
                <text:p>14.74252</text:p>
              </table:table-cell>
              <table:table-cell office:value-type="float" office:value="15.69899">
                <text:p>15.6989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6.60385">
                <text:p>16.60385</text:p>
              </table:table-cell>
              <table:table-cell office:value-type="float" office:value="14.62327">
                <text:p>14.62327</text:p>
              </table:table-cell>
              <table:table-cell office:value-type="float" office:value="14.2103">
                <text:p>14.2103</text:p>
              </table:table-cell>
              <table:table-cell office:value-type="float" office:value="14.40784">
                <text:p>14.40784</text:p>
              </table:table-cell>
              <table:table-cell office:value-type="float" office:value="15.30849">
                <text:p>15.308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5.79233">
                <text:p>15.79233</text:p>
              </table:table-cell>
              <table:table-cell office:value-type="float" office:value="14.28297">
                <text:p>14.28297</text:p>
              </table:table-cell>
              <table:table-cell office:value-type="float" office:value="13.71923">
                <text:p>13.71923</text:p>
              </table:table-cell>
              <table:table-cell office:value-type="float" office:value="14.0397">
                <text:p>14.0397</text:p>
              </table:table-cell>
              <table:table-cell office:value-type="float" office:value="14.85841">
                <text:p>14.8584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.94634">
                <text:p>14.94634</text:p>
              </table:table-cell>
              <table:table-cell office:value-type="float" office:value="13.90251">
                <text:p>13.90251</text:p>
              </table:table-cell>
              <table:table-cell office:value-type="float" office:value="13.06444">
                <text:p>13.06444</text:p>
              </table:table-cell>
              <table:table-cell office:value-type="float" office:value="13.58161">
                <text:p>13.58161</text:p>
              </table:table-cell>
              <table:table-cell office:value-type="float" office:value="14.30237">
                <text:p>14.3023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.05996">
                <text:p>14.05996</text:p>
              </table:table-cell>
              <table:table-cell office:value-type="float" office:value="13.45096">
                <text:p>13.45096</text:p>
              </table:table-cell>
              <table:table-cell office:value-type="float" office:value="12.30155">
                <text:p>12.30155</text:p>
              </table:table-cell>
              <table:table-cell office:value-type="float" office:value="13.00002">
                <text:p>13.00002</text:p>
              </table:table-cell>
              <table:table-cell office:value-type="float" office:value="13.64048">
                <text:p>13.6404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.18142">
                <text:p>13.18142</text:p>
              </table:table-cell>
              <table:table-cell office:value-type="float" office:value="12.87943">
                <text:p>12.87943</text:p>
              </table:table-cell>
              <table:table-cell office:value-type="float" office:value="11.46695">
                <text:p>11.46695</text:p>
              </table:table-cell>
              <table:table-cell office:value-type="float" office:value="12.33633">
                <text:p>12.33633</text:p>
              </table:table-cell>
              <table:table-cell office:value-type="float" office:value="12.90739">
                <text:p>12.9073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2.2438">
                <text:p>12.2438</text:p>
              </table:table-cell>
              <table:table-cell office:value-type="float" office:value="12.21853">
                <text:p>12.21853</text:p>
              </table:table-cell>
              <table:table-cell office:value-type="float" office:value="10.59449">
                <text:p>10.59449</text:p>
              </table:table-cell>
              <table:table-cell office:value-type="float" office:value="11.61167">
                <text:p>11.61167</text:p>
              </table:table-cell>
              <table:table-cell office:value-type="float" office:value="12.10284">
                <text:p>12.1028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.25582">
                <text:p>11.25582</text:p>
              </table:table-cell>
              <table:table-cell office:value-type="float" office:value="11.49241">
                <text:p>11.49241</text:p>
              </table:table-cell>
              <table:table-cell office:value-type="float" office:value="9.70302">
                <text:p>9.70302</text:p>
              </table:table-cell>
              <table:table-cell office:value-type="float" office:value="10.84414">
                <text:p>10.84414</text:p>
              </table:table-cell>
              <table:table-cell office:value-type="float" office:value="11.25043">
                <text:p>11.2504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0.26299">
                <text:p>10.26299</text:p>
              </table:table-cell>
              <table:table-cell office:value-type="float" office:value="10.70762">
                <text:p>10.70762</text:p>
              </table:table-cell>
              <table:table-cell office:value-type="float" office:value="8.79665">
                <text:p>8.79665</text:p>
              </table:table-cell>
              <table:table-cell office:value-type="float" office:value="10.03158">
                <text:p>10.03158</text:p>
              </table:table-cell>
              <table:table-cell office:value-type="float" office:value="10.35772">
                <text:p>10.357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85cm" svg:y="0.316cm" chart:style-name="ch2">
          <text:p>PAE vs POWER_in</text:p>
        </chart:title>
        <chart:legend chart:legend-position="end" svg:x="11.825cm" svg:y="3.205cm" style:legend-expansion="high" chart:style-name="ch3"/>
        <chart:plot-area chart:style-name="ch4" table:cell-range-address="Sheet1.A1:Sheet1.A37 Sheet1.E1:Sheet1.E37 Sheet1.I1:Sheet1.I37 Sheet1.M1:Sheet1.M37 Sheet1.Q1:Sheet1.Q37 Sheet1.U1:Sheet1.U37" chart:data-source-has-labels="both" svg:x="1.331cm" svg:y="1.275cm" svg:width="10.174cm" svg:height="6.564cm">
          <chartooo:coordinate-region svg:x="1.952cm" svg:y="1.454cm" svg:width="9.553cm" svg:height="5.499cm"/>
          <chart:axis chart:dimension="x" chart:name="primary-x" chart:style-name="ch5" chartooo:axis-type="auto">
            <chartooo:date-scale/>
            <chart:title svg:x="5.541cm" svg:y="8.019cm" chart:style-name="ch6">
              <text:p>POWER_in</text:p>
            </chart:title>
            <chart:categories table:cell-range-address="Sheet1.A2:Sheet1.A37"/>
          </chart:axis>
          <chart:axis chart:dimension="y" chart:name="primary-y" chart:style-name="ch5">
            <chart:title svg:x="0.451cm" svg:y="4.932cm" chart:style-name="ch7">
              <text:p>PAE</text:p>
            </chart:title>
            <chart:grid chart:style-name="ch8" chart:class="major"/>
          </chart:axis>
          <chart:series chart:style-name="ch9" chart:values-cell-range-address="Sheet1.E2:Sheet1.E37" chart:label-cell-address="Sheet1.E1:Sheet1.E1" chart:class="chart:line">
            <chart:data-point chart:repeated="36"/>
          </chart:series>
          <chart:series chart:style-name="ch10" chart:values-cell-range-address="Sheet1.I2:Sheet1.I37" chart:label-cell-address="Sheet1.I1:Sheet1.I1" chart:class="chart:line">
            <chart:data-point chart:repeated="36"/>
          </chart:series>
          <chart:series chart:style-name="ch11" chart:values-cell-range-address="Sheet1.M2:Sheet1.M37" chart:label-cell-address="Sheet1.M1:Sheet1.M1" chart:class="chart:line">
            <chart:data-point chart:repeated="36"/>
          </chart:series>
          <chart:series chart:style-name="ch12" chart:values-cell-range-address="Sheet1.Q2:Sheet1.Q37" chart:label-cell-address="Sheet1.Q1:Sheet1.Q1" chart:class="chart:line">
            <chart:data-point chart:repeated="36"/>
          </chart:series>
          <chart:series chart:style-name="ch13" chart:values-cell-range-address="Sheet1.U2:Sheet1.U37" chart:label-cell-address="Sheet1.U1:Sheet1.U1" chart:class="chart:line">
            <chart:data-point chart:repeated="3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E_800MHZ (%)</text:p>
                <draw:g>
                  <svg:desc>Sheet1.E1:Sheet1.E1</svg:desc>
                </draw:g>
              </table:table-cell>
              <table:table-cell office:value-type="string">
                <text:p>PAE_900MHZ (%)</text:p>
                <draw:g>
                  <svg:desc>Sheet1.I1:Sheet1.I1</svg:desc>
                </draw:g>
              </table:table-cell>
              <table:table-cell office:value-type="string">
                <text:p>PAE_1GHZ (%)</text:p>
                <draw:g>
                  <svg:desc>Sheet1.M1:Sheet1.M1</svg:desc>
                </draw:g>
              </table:table-cell>
              <table:table-cell office:value-type="string">
                <text:p>PAE_1.5GHZ (%)</text:p>
                <draw:g>
                  <svg:desc>Sheet1.Q1:Sheet1.Q1</svg:desc>
                </draw:g>
              </table:table-cell>
              <table:table-cell office:value-type="string">
                <text:p>PAE_2GHZ (%)</text:p>
                <draw:g>
                  <svg:desc>Sheet1.U1:Sheet1.U1</svg:desc>
                </draw:g>
              </table:table-cell>
            </table:table-row>
          </table:table-header-rows>
          <table:table-rows>
            <table:table-row>
              <table:table-cell office:value-type="float" office:value="-16">
                <text:p>-16</text:p>
                <draw:g>
                  <svg:desc>Sheet1.A2:Sheet1.A37</svg:desc>
                </draw:g>
              </table:table-cell>
              <table:table-cell office:value-type="float" office:value="0.52098087">
                <text:p>0.52098087</text:p>
                <draw:g>
                  <svg:desc>Sheet1.E2:Sheet1.E37</svg:desc>
                </draw:g>
              </table:table-cell>
              <table:table-cell office:value-type="float" office:value="0.30050955">
                <text:p>0.30050955</text:p>
                <draw:g>
                  <svg:desc>Sheet1.I2:Sheet1.I37</svg:desc>
                </draw:g>
              </table:table-cell>
              <table:table-cell office:value-type="float" office:value="0.19466447">
                <text:p>0.19466447</text:p>
                <draw:g>
                  <svg:desc>Sheet1.M2:Sheet1.M37</svg:desc>
                </draw:g>
              </table:table-cell>
              <table:table-cell office:value-type="float" office:value="0.2442179">
                <text:p>0.2442179</text:p>
                <draw:g>
                  <svg:desc>Sheet1.Q2:Sheet1.Q37</svg:desc>
                </draw:g>
              </table:table-cell>
              <table:table-cell office:value-type="float" office:value="0.32958444">
                <text:p>0.32958444</text:p>
                <draw:g>
                  <svg:desc>Sheet1.U2:Sheet1.U37</svg:desc>
                </draw:g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.67172858">
                <text:p>0.67172858</text:p>
              </table:table-cell>
              <table:table-cell office:value-type="float" office:value="0.37787464">
                <text:p>0.37787464</text:p>
              </table:table-cell>
              <table:table-cell office:value-type="float" office:value="0.24372596">
                <text:p>0.24372596</text:p>
              </table:table-cell>
              <table:table-cell office:value-type="float" office:value="0.3073802">
                <text:p>0.3073802</text:p>
              </table:table-cell>
              <table:table-cell office:value-type="float" office:value="0.41703781">
                <text:p>0.41703781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0.84825818">
                <text:p>0.84825818</text:p>
              </table:table-cell>
              <table:table-cell office:value-type="float" office:value="0.47402241">
                <text:p>0.47402241</text:p>
              </table:table-cell>
              <table:table-cell office:value-type="float" office:value="0.3145969">
                <text:p>0.3145969</text:p>
              </table:table-cell>
              <table:table-cell office:value-type="float" office:value="0.3871915">
                <text:p>0.3871915</text:p>
              </table:table-cell>
              <table:table-cell office:value-type="float" office:value="0.52498281">
                <text:p>0.52498281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1.07024608">
                <text:p>1.07024608</text:p>
              </table:table-cell>
              <table:table-cell office:value-type="float" office:value="0.61170178">
                <text:p>0.61170178</text:p>
              </table:table-cell>
              <table:table-cell office:value-type="float" office:value="0.39539501">
                <text:p>0.39539501</text:p>
              </table:table-cell>
              <table:table-cell office:value-type="float" office:value="0.4869654">
                <text:p>0.4869654</text:p>
              </table:table-cell>
              <table:table-cell office:value-type="float" office:value="0.66125764">
                <text:p>0.66125764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1.36253677">
                <text:p>1.36253677</text:p>
              </table:table-cell>
              <table:table-cell office:value-type="float" office:value="0.76971158">
                <text:p>0.76971158</text:p>
              </table:table-cell>
              <table:table-cell office:value-type="float" office:value="0.49725746">
                <text:p>0.49725746</text:p>
              </table:table-cell>
              <table:table-cell office:value-type="float" office:value="0.6217749">
                <text:p>0.6217749</text:p>
              </table:table-cell>
              <table:table-cell office:value-type="float" office:value="0.85138596">
                <text:p>0.85138596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1.74093303">
                <text:p>1.74093303</text:p>
              </table:table-cell>
              <table:table-cell office:value-type="float" office:value="0.96790031">
                <text:p>0.96790031</text:p>
              </table:table-cell>
              <table:table-cell office:value-type="float" office:value="0.62871851">
                <text:p>0.62871851</text:p>
              </table:table-cell>
              <table:table-cell office:value-type="float" office:value="0.79244828">
                <text:p>0.79244828</text:p>
              </table:table-cell>
              <table:table-cell office:value-type="float" office:value="1.07354073">
                <text:p>1.07354073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2.19018092">
                <text:p>2.19018092</text:p>
              </table:table-cell>
              <table:table-cell office:value-type="float" office:value="1.21405714">
                <text:p>1.21405714</text:p>
              </table:table-cell>
              <table:table-cell office:value-type="float" office:value="0.79948396">
                <text:p>0.79948396</text:p>
              </table:table-cell>
              <table:table-cell office:value-type="float" office:value="0.99704769">
                <text:p>0.99704769</text:p>
              </table:table-cell>
              <table:table-cell office:value-type="float" office:value="1.34849789">
                <text:p>1.34849789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2.82198587">
                <text:p>2.82198587</text:p>
              </table:table-cell>
              <table:table-cell office:value-type="float" office:value="1.52820061">
                <text:p>1.52820061</text:p>
              </table:table-cell>
              <table:table-cell office:value-type="float" office:value="1.02047251">
                <text:p>1.02047251</text:p>
              </table:table-cell>
              <table:table-cell office:value-type="float" office:value="1.2530553">
                <text:p>1.2530553</text:p>
              </table:table-cell>
              <table:table-cell office:value-type="float" office:value="1.69738934">
                <text:p>1.69738934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3.55510867">
                <text:p>3.55510867</text:p>
              </table:table-cell>
              <table:table-cell office:value-type="float" office:value="1.96196163">
                <text:p>1.96196163</text:p>
              </table:table-cell>
              <table:table-cell office:value-type="float" office:value="1.28539298">
                <text:p>1.28539298</text:p>
              </table:table-cell>
              <table:table-cell office:value-type="float" office:value="1.61524564">
                <text:p>1.61524564</text:p>
              </table:table-cell>
              <table:table-cell office:value-type="float" office:value="2.18689039">
                <text:p>2.18689039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4.58009716">
                <text:p>4.58009716</text:p>
              </table:table-cell>
              <table:table-cell office:value-type="float" office:value="2.45929763">
                <text:p>2.45929763</text:p>
              </table:table-cell>
              <table:table-cell office:value-type="float" office:value="1.64032867">
                <text:p>1.64032867</text:p>
              </table:table-cell>
              <table:table-cell office:value-type="float" office:value="2.0301656">
                <text:p>2.0301656</text:p>
              </table:table-cell>
              <table:table-cell office:value-type="float" office:value="2.74421786">
                <text:p>2.74421786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5.64007797">
                <text:p>5.64007797</text:p>
              </table:table-cell>
              <table:table-cell office:value-type="float" office:value="2.98827915">
                <text:p>2.98827915</text:p>
              </table:table-cell>
              <table:table-cell office:value-type="float" office:value="2.08095806">
                <text:p>2.08095806</text:p>
              </table:table-cell>
              <table:table-cell office:value-type="float" office:value="2.53952573">
                <text:p>2.53952573</text:p>
              </table:table-cell>
              <table:table-cell office:value-type="float" office:value="3.43293291">
                <text:p>3.43293291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7.24295246">
                <text:p>7.24295246</text:p>
              </table:table-cell>
              <table:table-cell office:value-type="float" office:value="3.78144825">
                <text:p>3.78144825</text:p>
              </table:table-cell>
              <table:table-cell office:value-type="float" office:value="2.6599584">
                <text:p>2.6599584</text:p>
              </table:table-cell>
              <table:table-cell office:value-type="float" office:value="3.26922746">
                <text:p>3.26922746</text:p>
              </table:table-cell>
              <table:table-cell office:value-type="float" office:value="4.40430682">
                <text:p>4.40430682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9.06033039">
                <text:p>9.06033039</text:p>
              </table:table-cell>
              <table:table-cell office:value-type="float" office:value="4.77843649">
                <text:p>4.77843649</text:p>
              </table:table-cell>
              <table:table-cell office:value-type="float" office:value="3.38639131">
                <text:p>3.38639131</text:p>
              </table:table-cell>
              <table:table-cell office:value-type="float" office:value="4.09174708">
                <text:p>4.09174708</text:p>
              </table:table-cell>
              <table:table-cell office:value-type="float" office:value="5.50378417">
                <text:p>5.50378417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11.29907273">
                <text:p>11.29907273</text:p>
              </table:table-cell>
              <table:table-cell office:value-type="float" office:value="5.94329613">
                <text:p>5.94329613</text:p>
              </table:table-cell>
              <table:table-cell office:value-type="float" office:value="4.31061473">
                <text:p>4.31061473</text:p>
              </table:table-cell>
              <table:table-cell office:value-type="float" office:value="5.24649877">
                <text:p>5.24649877</text:p>
              </table:table-cell>
              <table:table-cell office:value-type="float" office:value="6.83826406">
                <text:p>6.83826406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14.38305102">
                <text:p>14.38305102</text:p>
              </table:table-cell>
              <table:table-cell office:value-type="float" office:value="7.35518266">
                <text:p>7.35518266</text:p>
              </table:table-cell>
              <table:table-cell office:value-type="float" office:value="5.48493772">
                <text:p>5.48493772</text:p>
              </table:table-cell>
              <table:table-cell office:value-type="float" office:value="6.53293996">
                <text:p>6.53293996</text:p>
              </table:table-cell>
              <table:table-cell office:value-type="float" office:value="8.46758236">
                <text:p>8.4675823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16.93262992">
                <text:p>16.93262992</text:p>
              </table:table-cell>
              <table:table-cell office:value-type="float" office:value="8.3965066">
                <text:p>8.3965066</text:p>
              </table:table-cell>
              <table:table-cell office:value-type="float" office:value="7.09261886">
                <text:p>7.09261886</text:p>
              </table:table-cell>
              <table:table-cell office:value-type="float" office:value="8.0968007">
                <text:p>8.0968007</text:p>
              </table:table-cell>
              <table:table-cell office:value-type="float" office:value="10.39614222">
                <text:p>10.396142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0.69085722">
                <text:p>20.69085722</text:p>
              </table:table-cell>
              <table:table-cell office:value-type="float" office:value="10.28024084">
                <text:p>10.28024084</text:p>
              </table:table-cell>
              <table:table-cell office:value-type="float" office:value="8.86997481">
                <text:p>8.86997481</text:p>
              </table:table-cell>
              <table:table-cell office:value-type="float" office:value="9.97100209">
                <text:p>9.97100209</text:p>
              </table:table-cell>
              <table:table-cell office:value-type="float" office:value="12.65905319">
                <text:p>12.6590531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4.52209487">
                <text:p>24.52209487</text:p>
              </table:table-cell>
              <table:table-cell office:value-type="float" office:value="12.4644723">
                <text:p>12.4644723</text:p>
              </table:table-cell>
              <table:table-cell office:value-type="float" office:value="11.33859429">
                <text:p>11.33859429</text:p>
              </table:table-cell>
              <table:table-cell office:value-type="float" office:value="12.18278486">
                <text:p>12.18278486</text:p>
              </table:table-cell>
              <table:table-cell office:value-type="float" office:value="14.89439052">
                <text:p>14.8943905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8.72343005">
                <text:p>28.72343005</text:p>
              </table:table-cell>
              <table:table-cell office:value-type="float" office:value="14.602399">
                <text:p>14.602399</text:p>
              </table:table-cell>
              <table:table-cell office:value-type="float" office:value="14.02997117">
                <text:p>14.02997117</text:p>
              </table:table-cell>
              <table:table-cell office:value-type="float" office:value="14.7330808">
                <text:p>14.7330808</text:p>
              </table:table-cell>
              <table:table-cell office:value-type="float" office:value="17.36780269">
                <text:p>17.3678026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.29940122">
                <text:p>33.29940122</text:p>
              </table:table-cell>
              <table:table-cell office:value-type="float" office:value="16.95611978">
                <text:p>16.95611978</text:p>
              </table:table-cell>
              <table:table-cell office:value-type="float" office:value="17.49620134">
                <text:p>17.49620134</text:p>
              </table:table-cell>
              <table:table-cell office:value-type="float" office:value="17.16071622">
                <text:p>17.16071622</text:p>
              </table:table-cell>
              <table:table-cell office:value-type="float" office:value="20.10494726">
                <text:p>20.1049472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7.5494315">
                <text:p>37.5494315</text:p>
              </table:table-cell>
              <table:table-cell office:value-type="float" office:value="19.54175282">
                <text:p>19.54175282</text:p>
              </table:table-cell>
              <table:table-cell office:value-type="float" office:value="21.63001585">
                <text:p>21.63001585</text:p>
              </table:table-cell>
              <table:table-cell office:value-type="float" office:value="19.78000889">
                <text:p>19.78000889</text:p>
              </table:table-cell>
              <table:table-cell office:value-type="float" office:value="22.65295288">
                <text:p>22.6529528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2.26236572">
                <text:p>42.26236572</text:p>
              </table:table-cell>
              <table:table-cell office:value-type="float" office:value="21.90327831">
                <text:p>21.90327831</text:p>
              </table:table-cell>
              <table:table-cell office:value-type="float" office:value="25.72253953">
                <text:p>25.72253953</text:p>
              </table:table-cell>
              <table:table-cell office:value-type="float" office:value="22.63773659">
                <text:p>22.63773659</text:p>
              </table:table-cell>
              <table:table-cell office:value-type="float" office:value="25.22878794">
                <text:p>25.2287879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6.63993557">
                <text:p>46.63993557</text:p>
              </table:table-cell>
              <table:table-cell office:value-type="float" office:value="24.58866182">
                <text:p>24.58866182</text:p>
              </table:table-cell>
              <table:table-cell office:value-type="float" office:value="30.27993949">
                <text:p>30.27993949</text:p>
              </table:table-cell>
              <table:table-cell office:value-type="float" office:value="25.28734468">
                <text:p>25.28734468</text:p>
              </table:table-cell>
              <table:table-cell office:value-type="float" office:value="28.13820311">
                <text:p>28.1382031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1.03755611">
                <text:p>51.03755611</text:p>
              </table:table-cell>
              <table:table-cell office:value-type="float" office:value="27.06621177">
                <text:p>27.06621177</text:p>
              </table:table-cell>
              <table:table-cell office:value-type="float" office:value="34.83617558">
                <text:p>34.83617558</text:p>
              </table:table-cell>
              <table:table-cell office:value-type="float" office:value="28.25114134">
                <text:p>28.25114134</text:p>
              </table:table-cell>
              <table:table-cell office:value-type="float" office:value="31.0642923">
                <text:p>31.06429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6.38091269">
                <text:p>56.38091269</text:p>
              </table:table-cell>
              <table:table-cell office:value-type="float" office:value="29.9137306">
                <text:p>29.9137306</text:p>
              </table:table-cell>
              <table:table-cell office:value-type="float" office:value="39.73046296">
                <text:p>39.73046296</text:p>
              </table:table-cell>
              <table:table-cell office:value-type="float" office:value="30.9793994">
                <text:p>30.9793994</text:p>
              </table:table-cell>
              <table:table-cell office:value-type="float" office:value="34.08020028">
                <text:p>34.0802002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0.88784706">
                <text:p>60.88784706</text:p>
              </table:table-cell>
              <table:table-cell office:value-type="float" office:value="33.13485202">
                <text:p>33.13485202</text:p>
              </table:table-cell>
              <table:table-cell office:value-type="float" office:value="45.01676939">
                <text:p>45.01676939</text:p>
              </table:table-cell>
              <table:table-cell office:value-type="float" office:value="34.10720183">
                <text:p>34.10720183</text:p>
              </table:table-cell>
              <table:table-cell office:value-type="float" office:value="37.78387904">
                <text:p>37.783879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4.66383976">
                <text:p>64.66383976</text:p>
              </table:table-cell>
              <table:table-cell office:value-type="float" office:value="36.78467839">
                <text:p>36.78467839</text:p>
              </table:table-cell>
              <table:table-cell office:value-type="float" office:value="49.58293529">
                <text:p>49.58293529</text:p>
              </table:table-cell>
              <table:table-cell office:value-type="float" office:value="37.67341137">
                <text:p>37.67341137</text:p>
              </table:table-cell>
              <table:table-cell office:value-type="float" office:value="40.92106645">
                <text:p>40.9210664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6.30826791">
                <text:p>66.30826791</text:p>
              </table:table-cell>
              <table:table-cell office:value-type="float" office:value="40.5822092">
                <text:p>40.5822092</text:p>
              </table:table-cell>
              <table:table-cell office:value-type="float" office:value="53.31541879">
                <text:p>53.31541879</text:p>
              </table:table-cell>
              <table:table-cell office:value-type="float" office:value="41.32209571">
                <text:p>41.32209571</text:p>
              </table:table-cell>
              <table:table-cell office:value-type="float" office:value="44.28585137">
                <text:p>44.2858513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7.06662146">
                <text:p>67.06662146</text:p>
              </table:table-cell>
              <table:table-cell office:value-type="float" office:value="43.82172465">
                <text:p>43.82172465</text:p>
              </table:table-cell>
              <table:table-cell office:value-type="float" office:value="58.26236209">
                <text:p>58.26236209</text:p>
              </table:table-cell>
              <table:table-cell office:value-type="float" office:value="44.95526635">
                <text:p>44.95526635</text:p>
              </table:table-cell>
              <table:table-cell office:value-type="float" office:value="48.02149259">
                <text:p>48.0214925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7.79645273">
                <text:p>67.79645273</text:p>
              </table:table-cell>
              <table:table-cell office:value-type="float" office:value="47.35424668">
                <text:p>47.35424668</text:p>
              </table:table-cell>
              <table:table-cell office:value-type="float" office:value="61.2051947">
                <text:p>61.2051947</text:p>
              </table:table-cell>
              <table:table-cell office:value-type="float" office:value="48.70547358">
                <text:p>48.70547358</text:p>
              </table:table-cell>
              <table:table-cell office:value-type="float" office:value="50.81856087">
                <text:p>50.8185608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7.96020535">
                <text:p>67.96020535</text:p>
              </table:table-cell>
              <table:table-cell office:value-type="float" office:value="50.91033126">
                <text:p>50.91033126</text:p>
              </table:table-cell>
              <table:table-cell office:value-type="float" office:value="63.21050452">
                <text:p>63.21050452</text:p>
              </table:table-cell>
              <table:table-cell office:value-type="float" office:value="51.8098866">
                <text:p>51.8098866</text:p>
              </table:table-cell>
              <table:table-cell office:value-type="float" office:value="53.278786">
                <text:p>53.2787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7.42904112">
                <text:p>67.42904112</text:p>
              </table:table-cell>
              <table:table-cell office:value-type="float" office:value="54.01001497">
                <text:p>54.01001497</text:p>
              </table:table-cell>
              <table:table-cell office:value-type="float" office:value="63.59757497">
                <text:p>63.59757497</text:p>
              </table:table-cell>
              <table:table-cell office:value-type="float" office:value="53.63198868">
                <text:p>53.63198868</text:p>
              </table:table-cell>
              <table:table-cell office:value-type="float" office:value="55.19503904">
                <text:p>55.1950390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7.81954415">
                <text:p>67.81954415</text:p>
              </table:table-cell>
              <table:table-cell office:value-type="float" office:value="55.82997809">
                <text:p>55.82997809</text:p>
              </table:table-cell>
              <table:table-cell office:value-type="float" office:value="62.8202919">
                <text:p>62.8202919</text:p>
              </table:table-cell>
              <table:table-cell office:value-type="float" office:value="55.22164397">
                <text:p>55.22164397</text:p>
              </table:table-cell>
              <table:table-cell office:value-type="float" office:value="56.21016337">
                <text:p>56.2101633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7.96353525">
                <text:p>67.96353525</text:p>
              </table:table-cell>
              <table:table-cell office:value-type="float" office:value="57.52391999">
                <text:p>57.52391999</text:p>
              </table:table-cell>
              <table:table-cell office:value-type="float" office:value="62.45138122">
                <text:p>62.45138122</text:p>
              </table:table-cell>
              <table:table-cell office:value-type="float" office:value="56.00550712">
                <text:p>56.00550712</text:p>
              </table:table-cell>
              <table:table-cell office:value-type="float" office:value="56.85240255">
                <text:p>56.8524025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7.92398436">
                <text:p>67.92398436</text:p>
              </table:table-cell>
              <table:table-cell office:value-type="float" office:value="58.62403961">
                <text:p>58.62403961</text:p>
              </table:table-cell>
              <table:table-cell office:value-type="float" office:value="61.00377204">
                <text:p>61.00377204</text:p>
              </table:table-cell>
              <table:table-cell office:value-type="float" office:value="56.14619089">
                <text:p>56.14619089</text:p>
              </table:table-cell>
              <table:table-cell office:value-type="float" office:value="57.02437501">
                <text:p>57.0243750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6.62159018">
                <text:p>66.62159018</text:p>
              </table:table-cell>
              <table:table-cell office:value-type="float" office:value="58.1945833">
                <text:p>58.1945833</text:p>
              </table:table-cell>
              <table:table-cell office:value-type="float" office:value="58.56158519">
                <text:p>58.56158519</text:p>
              </table:table-cell>
              <table:table-cell office:value-type="float" office:value="56.19434471">
                <text:p>56.19434471</text:p>
              </table:table-cell>
              <table:table-cell office:value-type="float" office:value="56.74585425">
                <text:p>56.745854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